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loext:padding="0in" loext:border="none"/>
    </style:style>
    <style:style style:name="P2" style:family="paragraph" style:parent-style-name="Heading_20_2"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loext:padding="0in" loext:border="none"/>
    </style:style>
    <style:style style:name="P3" style:family="paragraph" style:parent-style-name="Heading_20_2"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loext:padding="0in" loext:border="none"/>
    </style:style>
    <style:style style:name="P4" style:family="paragraph" style:parent-style-name="Heading_20_2"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loext:padding="0in" loext:border="none"/>
    </style:style>
    <style:style style:name="P5" style:family="paragraph" style:parent-style-name="Heading_20_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 style:family="paragraph" style:parent-style-name="Heading_20_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loext:padding="0in" loext:border="none"/>
    </style:style>
    <style:style style:name="P7"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8"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9"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0" style:family="paragraph" style:parent-style-name="Text_20_body">
      <style:paragraph-properties fo:margin-left="0in" fo:margin-right="0in" fo:margin-top="0in" fo:margin-bottom="0.0972in" style:contextual-spacing="false" fo:line-height="114%" fo:orphans="2" fo:widows="2" fo:text-indent="0in" style:auto-text-indent="false" fo:padding="0in" fo:border="none"/>
      <style:text-properties fo:color="#1b1c1d" loext:opacity="100%" style:font-name="Google Sans Text" loext:padding="0in" loext:border="none"/>
    </style:style>
    <style:style style:name="P11"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loext:padding="0in" loext:border="none"/>
    </style:style>
    <style:style style:name="P12"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loext:padding="0in" loext:border="none"/>
    </style:style>
    <style:style style:name="P13"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loext:padding="0in" loext:border="none"/>
    </style:style>
    <style:style style:name="P14"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loext:padding="0in" loext:border="none"/>
    </style:style>
    <style:style style:name="P15"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loext:padding="0in" loext:border="none"/>
    </style:style>
    <style:style style:name="P16"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loext:padding="0in" loext:border="none"/>
    </style:style>
    <style:style style:name="P17"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loext:padding="0in" loext:border="none"/>
    </style:style>
    <style:style style:name="P18"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loext:padding="0in" loext:border="none"/>
    </style:style>
    <style:style style:name="P19" style:family="paragraph" style:parent-style-name="Text_20_body" style:list-style-name="L2"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loext:padding="0in" loext:border="none"/>
    </style:style>
    <style:style style:name="P20" style:family="paragraph" style:parent-style-name="Text_20_body" style:list-style-name="L2"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loext:padding="0in" loext:border="none"/>
    </style:style>
    <style:style style:name="P21" style:family="paragraph" style:parent-style-name="Text_20_body" style:list-style-name="L2"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loext:padding="0in" loext:border="none"/>
    </style:style>
    <style:style style:name="P22" style:family="paragraph" style:parent-style-name="Text_20_body" style:list-style-name="L2"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loext:padding="0in" loext:border="none"/>
    </style:style>
    <style:style style:name="P23"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4"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5" style:family="paragraph" style:parent-style-name="Text_20_body" style:list-style-name="L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6" style:family="paragraph" style:parent-style-name="Text_20_body" style:list-style-name="L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7"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8"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9"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0"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1"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2"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3"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4"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5"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6"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7"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8"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9"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40"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41"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42"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43" style:family="paragraph" style:parent-style-name="Text_20_body" style:list-style-name="L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44" style:family="paragraph" style:parent-style-name="Text_20_body" style:list-style-name="L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45" style:family="paragraph" style:parent-style-name="Text_20_body" style:list-style-name="L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46" style:family="paragraph" style:parent-style-name="Text_20_body" style:list-style-name="L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47" style:family="paragraph" style:parent-style-name="Text_20_body" style:list-style-name="L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48" style:family="paragraph" style:parent-style-name="Text_20_body" style:list-style-name="L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49" style:family="paragraph" style:parent-style-name="Text_20_body" style:list-style-name="L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50" style:family="paragraph" style:parent-style-name="Text_20_body" style:list-style-name="L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51" style:family="paragraph" style:parent-style-name="Text_20_body" style:list-style-name="L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52" style:family="paragraph" style:parent-style-name="Text_20_body" style:list-style-name="L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53"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54"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55"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56"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57"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58"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59"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0"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1"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2"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3"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4"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5"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6"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7"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8"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9"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70"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71"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72"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73"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74"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75"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76"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77"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78"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79"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80"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81"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82"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83"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84"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85"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86"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87"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88"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89"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90"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91"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92"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93"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94"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95"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96"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97"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98"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99"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00"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01"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02"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03"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04"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05"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06"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07"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08"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09"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10"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11"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12"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13"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14"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15"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16"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17"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18"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19"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20"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21"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22"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23"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24"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25"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26"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27"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28"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29"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30"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31"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32"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33"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34"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35"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36"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137"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T1" style:family="text">
      <style:text-properties fo:color="#1b1c1d" loext:opacity="100%" style:font-name="Google Sans Text" loext:padding="0in" loext:border="none"/>
    </style:style>
    <style:style style:name="T2" style:family="text">
      <style:text-properties fo:color="#1b1c1d" loext:opacity="100%" style:font-name="Google Sans" loext:padding="0in" loext:border="none"/>
    </style:style>
    <style:style style:name="T3" style:family="text">
      <style:text-properties fo:color="#575b5f" loext:opacity="100%" style:font-name="Google Sans Text" loext:padding="0in" loext:border="none"/>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number text:level="2" text:style-name="Numbering_20_Symbols" loext:num-list-format="%2%." style:num-suffix="." style:num-format="1">
        <style:list-level-properties text:space-before="-0.1965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1965in" text:min-label-width="0.1965in"/>
      </text:list-level-style-bullet>
      <text:list-level-style-number text:level="2" text:style-name="Numbering_20_Symbols" loext:num-list-format="%2%." style:num-suffix="." style:num-format="1">
        <style:list-level-properties text:space-before="-0.1965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1965in" text:min-label-width="0.1965in"/>
      </text:list-level-style-bullet>
      <text:list-level-style-number text:level="2" text:style-name="Numbering_20_Symbols" loext:num-list-format="%2%." style:num-suffix="." style:num-format="1">
        <style:list-level-properties text:space-before="-0.1965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number text:level="2" text:style-name="Numbering_20_Symbols" loext:num-list-format="%2%." style:num-suffix="." style:num-format="1">
        <style:list-level-properties text:space-before="-0.1965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QKD Simulation Framework: Architectural Report</text:h>
      <text:p text:style-name="P10">Date: August 16, 2025</text:p>
      <text:p text:style-name="P10">Version: 3.20 (Resilient LP Solver)</text:p>
      <text:h text:style-name="P2" text:outline-level="2">1. High-Level Architecture</text:h>
      <text:p text:style-name="P23"><text:span text:style-name="T1">This framework is designed as a modular Python package named </text:span><text:span text:style-name="Source_20_Text"><text:span text:style-name="T3">qkd</text:span></text:span><text:span text:style-name="T1">. The core design principle is the </text:span><text:span text:style-name="Strong_20_Emphasis"><text:span text:style-name="T1">separation of concerns</text:span></text:span><text:span text:style-name="T1">, where distinct physical concepts, data structures, and logical processes are isolated into their own modules. This makes the framework extensible, maintainable, and easier to test.</text:span></text:p>
      <text:p text:style-name="P11">The project is organized into two main directories:</text:p>
      <text:list text:style-name="L1">
        <text:list-item>
          <text:p text:style-name="P25"><text:span text:style-name="Source_20_Text"><text:span text:style-name="T3">scripts/</text:span></text:span><text:span text:style-name="T1">: Contains the user-facing, production-grade entry point for running simulations.</text:span></text:p>
        </text:list-item>
        <text:list-item>
          <text:p text:style-name="P25"><text:span text:style-name="Source_20_Text"><text:span text:style-name="T3">qkd/</text:span></text:span><text:span text:style-name="T1">: The main package containing all the core logic, models, and utilities.</text:span></text:p>
        </text:list-item>
      </text:list>
      <text:p text:style-name="P23"><text:span text:style-name="T1">The </text:span><text:span text:style-name="Source_20_Text"><text:span text:style-name="T3">qkd</text:span></text:span><text:span text:style-name="T1"> package itself is architected for high performance and developer usability. It employs a </text:span><text:span text:style-name="Strong_20_Emphasis"><text:span text:style-name="T1">lazy-loading mechanism</text:span></text:span><text:span text:style-name="T1"> in its </text:span><text:span text:style-name="Source_20_Text"><text:span text:style-name="T3">__init__.py</text:span></text:span><text:span text:style-name="T1"> file. This means that heavy submodules (and their dependencies like NumPy or SciPy) are not imported when a user runs </text:span><text:span text:style-name="Source_20_Text"><text:span text:style-name="T3">import qkd</text:span></text:span><text:span text:style-name="T1">. Instead, they are loaded on-demand the first time a specific class (e.g., </text:span><text:span text:style-name="Source_20_Text"><text:span text:style-name="T3">qkd.QKDSystem</text:span></text:span><text:span text:style-name="T1">) is accessed, resulting in significantly faster import times and a more responsive feel.</text:span></text:p>
      <text:p text:style-name="P16">The general data flow begins with a user providing a JSON configuration file to the runner script. The script establishes a safe execution environment, collects metadata, and passes control to the CLI module. The CLI validates all inputs and uses the robust parameter factory to build a set of simulation objects. These objects are then used by the high-performance simulation engine to produce raw statistics, which are finally passed to a security proof module to calculate the final secure key length.</text:p>
      <text:h text:style-name="P2" text:outline-level="2">2. Core Components and Data Flow</text:h>
      <text:p text:style-name="P16">The simulation is orchestrated by a series of modules that hand off data and control in a well-defined sequence.</text:p>
      <text:h text:style-name="P7" text:outline-level="3"><text:span text:style-name="T2">2.1. Entry Point and Configuration (</text:span><text:span text:style-name="Source_20_Text"><text:span text:style-name="T3">scripts/</text:span></text:span><text:span text:style-name="T2"> &amp; </text:span><text:span text:style-name="Source_20_Text"><text:span text:style-name="T3">qkd/cli.py</text:span></text:span><text:span text:style-name="T2">)</text:span></text:h>
      <text:p text:style-name="P11">The framework is launched via a robust, production-grade entry point designed for safety, usability, and automation.</text:p>
      <text:list text:style-name="L2">
        <text:list-item>
          <text:p text:style-name="P27"><text:span text:style-name="Strong_20_Emphasis"><text:span text:style-name="T1">File:</text:span></text:span><text:span text:style-name="T1"> </text:span><text:span text:style-name="Source_20_Text"><text:span text:style-name="T3">scripts/run_qkd.py</text:span></text:span></text:p>
        </text:list-item>
        <text:list-item>
          <text:p text:style-name="P27"><text:soft-page-break/><text:span text:style-name="Strong_20_Emphasis"><text:span text:style-name="T1">Purpose:</text:span></text:span><text:span text:style-name="T1"> This is the primary, user-facing entry point. It is a sophisticated wrapper that prepares a safe and consistent environment for the main application logic.</text:span></text:p>
        </text:list-item>
        <text:list-item>
          <text:p text:style-name="P27"><text:span text:style-name="Strong_20_Emphasis"><text:span text:style-name="T1">Inputs:</text:span></text:span><text:span text:style-name="T1"> None directly. It processes command-line arguments and environment variables.</text:span></text:p>
        </text:list-item>
        <text:list-item>
          <text:p text:style-name="P27"><text:span text:style-name="Strong_20_Emphasis"><text:span text:style-name="T1">Actions:</text:span></text:span></text:p>
          <text:list>
            <text:list-item>
              <text:p text:style-name="P27"><text:span text:style-name="Strong_20_Emphasis"><text:span text:style-name="T1">Environment Setup:</text:span></text:span><text:span text:style-name="T1"> Performs critical pre-flight checks, including verifying the Python version. It generates a unique </text:span><text:span text:style-name="Source_20_Text"><text:span text:style-name="T3">QKD_RUN_ID</text:span></text:span><text:span text:style-name="T1"> and captures the current </text:span><text:span text:style-name="Source_20_Text"><text:span text:style-name="T3">QKD_GIT_COMMIT</text:span></text:span><text:span text:style-name="T1"> (if available), exposing them as environment variables.</text:span></text:p>
            </text:list-item>
            <text:list-item>
              <text:p text:style-name="P27"><text:span text:style-name="Strong_20_Emphasis"><text:span text:style-name="T1">Graceful Shutdown:</text:span></text:span><text:span text:style-name="T1"> Sets up signal handlers for </text:span><text:span text:style-name="Source_20_Text"><text:span text:style-name="T3">SIGINT</text:span></text:span><text:span text:style-name="T1"> (Ctrl+C) and </text:span><text:span text:style-name="Source_20_Text"><text:span text:style-name="T3">SIGTERM</text:span></text:span><text:span text:style-name="T1">. It communicates a termination request to the core logic via a shared </text:span><text:span text:style-name="Source_20_Text"><text:span text:style-name="T3">threading.Event</text:span></text:span><text:span text:style-name="T1"> and an environment variable (</text:span><text:span text:style-name="Source_20_Text"><text:span text:style-name="T3">QKD_TERMINATE</text:span></text:span><text:span text:style-name="T1">).</text:span></text:p>
            </text:list-item>
            <text:list-item>
              <text:p text:style-name="P27"><text:span text:style-name="Strong_20_Emphasis"><text:span text:style-name="T1">Safe Import Mechanism:</text:span></text:span><text:span text:style-name="T1"> Robustly locates and imports the </text:span><text:span text:style-name="Source_20_Text"><text:span text:style-name="T3">qkd.cli</text:span></text:span><text:span text:style-name="T1"> module, temporarily modifying </text:span><text:span text:style-name="Source_20_Text"><text:span text:style-name="T3">sys.path</text:span></text:span><text:span text:style-name="T1"> only if necessary in a development environment.</text:span></text:p>
            </text:list-item>
            <text:list-item>
              <text:p text:style-name="P27"><text:span text:style-name="Strong_20_Emphasis"><text:span text:style-name="T1">Execution and Error Handling:</text:span></text:span><text:span text:style-name="T1"> Calls the </text:span><text:span text:style-name="Source_20_Text"><text:span text:style-name="T3">main()</text:span></text:span><text:span text:style-name="T1"> function within </text:span><text:span text:style-name="Source_20_Text"><text:span text:style-name="T3">qkd/cli.py</text:span></text:span><text:span text:style-name="T1"> and captures its return code. It handles any uncaught exceptions, logs them, and translates them into standardized, integer-based exit codes suitable for scripting and CI/CD pipelines.</text:span></text:p>
            </text:list-item>
          </text:list>
        </text:list-item>
        <text:list-item>
          <text:p text:style-name="P27"><text:span text:style-name="Strong_20_Emphasis"><text:span text:style-name="T1">Outputs:</text:span></text:span><text:span text:style-name="T1"> A standardized integer exit code (e.g., </text:span><text:span text:style-name="Source_20_Text"><text:span text:style-name="T3">0</text:span></text:span><text:span text:style-name="T1"> for success, </text:span><text:span text:style-name="Source_20_Text"><text:span text:style-name="T3">1</text:span></text:span><text:span text:style-name="T1"> for a general error, </text:span><text:span text:style-name="Source_20_Text"><text:span text:style-name="T3">130</text:span></text:span><text:span text:style-name="T1"> for user interruption).</text:span></text:p>
        </text:list-item>
        <text:list-item>
          <text:p text:style-name="P27"><text:span text:style-name="Strong_20_Emphasis"><text:span text:style-name="T1">File:</text:span></text:span><text:span text:style-name="T1"> </text:span><text:span text:style-name="Source_20_Text"><text:span text:style-name="T3">qkd/cli.py</text:span></text:span></text:p>
        </text:list-item>
        <text:list-item>
          <text:p text:style-name="P27"><text:span text:style-name="Strong_20_Emphasis"><text:span text:style-name="T1">Purpose:</text:span></text:span><text:span text:style-name="T1"> This module contains the core command-line interface logic. It is responsible for parsing user arguments, validating all inputs, and orchestrating the simulation run.</text:span></text:p>
        </text:list-item>
        <text:list-item>
          <text:p text:style-name="P27"><text:span text:style-name="Strong_20_Emphasis"><text:span text:style-name="T1">Inputs:</text:span></text:span><text:span text:style-name="T1"> Command-line arguments (e.g., </text:span><text:span text:style-name="Source_20_Text"><text:span text:style-name="T3">--params</text:span></text:span><text:span text:style-name="T1">, </text:span><text:span text:style-name="Source_20_Text"><text:span text:style-name="T3">--output</text:span></text:span><text:span text:style-name="T1">) passed from the </text:span><text:span text:style-name="Source_20_Text"><text:span text:style-name="T3">run_qkd.py</text:span></text:span><text:span text:style-name="T1"> wrapper.</text:span></text:p>
        </text:list-item>
        <text:list-item>
          <text:p text:style-name="P27"><text:span text:style-name="Strong_20_Emphasis"><text:span text:style-name="T1">Actions:</text:span></text:span></text:p>
          <text:list>
            <text:list-item>
              <text:p text:style-name="P19">Parses all command-line arguments.</text:p>
            </text:list-item>
            <text:list-item>
              <text:p text:style-name="P19">Performs extensive validation on CLI arguments (e.g., checking for file overwrites, ensuring output directories are writable).</text:p>
            </text:list-item>
            <text:list-item>
              <text:p text:style-name="P19">Loads the user's JSON parameter file, validates its contents, and applies any CLI overrides.</text:p>
            </text:list-item>
            <text:list-item>
              <text:p text:style-name="P27"><text:span text:style-name="T1">Instantiates the main </text:span><text:span text:style-name="Source_20_Text"><text:span text:style-name="T3">QKDSystem</text:span></text:span><text:span text:style-name="T1">, passing it the validated parameters, a master seed, the run metadata, and the shared termination event.</text:span></text:p>
            </text:list-item>
            <text:list-item>
              <text:p text:style-name="P27"><text:span text:style-name="T1">Calls </text:span><text:span text:style-name="Source_20_Text"><text:span text:style-name="T3">system.run_simulation()</text:span></text:span><text:span text:style-name="T1"> to execute the simulation.</text:span></text:p>
            </text:list-item>
            <text:list-item>
              <text:p text:style-name="P19">Saves the final results using an atomic write operation to prevent file corruption.</text:p>
            </text:list-item>
          </text:list>
        </text:list-item>
        <text:list-item>
          <text:p text:style-name="P27"><text:span text:style-name="Strong_20_Emphasis"><text:span text:style-name="T1">Outputs:</text:span></text:span><text:span text:style-name="T1"> A JSON file or </text:span><text:span text:style-name="Source_20_Text"><text:span text:style-name="T3">stdout</text:span></text:span><text:span text:style-name="T1"> stream with the final results, and an integer exit code passed back to the </text:span><text:span text:style-name="Source_20_Text"><text:span text:style-name="T3">run_qkd.py</text:span></text:span><text:span text:style-name="T1"> wrapper.</text:span></text:p>
        </text:list-item>
      </text:list>
      <text:h text:style-name="P7" text:outline-level="3"><text:soft-page-break/><text:span text:style-name="T2">2.2. Parameter Factory (</text:span><text:span text:style-name="Source_20_Text"><text:span text:style-name="T3">qkd/params.py</text:span></text:span><text:span text:style-name="T2">)</text:span></text:h>
      <text:list text:style-name="L3">
        <text:list-item>
          <text:p text:style-name="P43"><text:span text:style-name="Strong_20_Emphasis"><text:span text:style-name="T1">File:</text:span></text:span><text:span text:style-name="T1"> </text:span><text:span text:style-name="Source_20_Text"><text:span text:style-name="T3">qkd/params.py</text:span></text:span></text:p>
        </text:list-item>
        <text:list-item>
          <text:p text:style-name="P43"><text:span text:style-name="Strong_20_Emphasis"><text:span text:style-name="T1">Purpose:</text:span></text:span><text:span text:style-name="T1"> This module serves as a robust and secure </text:span><text:span text:style-name="Strong_20_Emphasis"><text:span text:style-name="T1">configuration factory</text:span></text:span><text:span text:style-name="T1">. It is responsible for transforming a user-provided dictionary into a fully validated, type-safe, and immutable </text:span><text:span text:style-name="Source_20_Text"><text:span text:style-name="T3">QKDParams</text:span></text:span><text:span text:style-name="T1"> object that represents the complete state of the simulation's configuration.</text:span></text:p>
        </text:list-item>
        <text:list-item>
          <text:p text:style-name="P43"><text:span text:style-name="Strong_20_Emphasis"><text:span text:style-name="T1">Inputs:</text:span></text:span><text:span text:style-name="T1"> A dictionary loaded from the user's JSON configuration file.</text:span></text:p>
        </text:list-item>
        <text:list-item>
          <text:p text:style-name="P43"><text:span text:style-name="Strong_20_Emphasis"><text:span text:style-name="T1">Actions:</text:span></text:span></text:p>
          <text:list>
            <text:list-item>
              <text:p text:style-name="P43"><text:span text:style-name="Strong_20_Emphasis"><text:span text:style-name="T1">Component Contract Enforcement:</text:span></text:span><text:span text:style-name="T1"> The module establishes a formal contract for all major components (</text:span><text:span text:style-name="Source_20_Text"><text:span text:style-name="T3">Protocol</text:span></text:span><text:span text:style-name="T1">, </text:span><text:span text:style-name="Source_20_Text"><text:span text:style-name="T3">Source</text:span></text:span><text:span text:style-name="T1">, </text:span><text:span text:style-name="Source_20_Text"><text:span text:style-name="T3">Channel</text:span></text:span><text:span text:style-name="T1">, </text:span><text:span text:style-name="Source_20_Text"><text:span text:style-name="T3">Detector</text:span></text:span><text:span text:style-name="T1">). Each component must provide a </text:span><text:span text:style-name="Source_20_Text"><text:span text:style-name="T3">to_config_dict()</text:span></text:span><text:span text:style-name="T1"> method, ensuring a clean separation between configuration and runtime state.</text:span></text:p>
            </text:list-item>
            <text:list-item>
              <text:p text:style-name="P43"><text:span text:style-name="Strong_20_Emphasis"><text:span text:style-name="T1">Intelligent Deserialization:</text:span></text:span><text:span text:style-name="T1"> The </text:span><text:span text:style-name="Source_20_Text"><text:span text:style-name="T3">QKDParams.from_dict()</text:span></text:span><text:span text:style-name="T1"> method orchestrates a multi-stage process. It coerces all values to their correct types (e.g., strings to enums, numbers to floats/ints) and provides helpful error messages, including "Did you mean...?" suggestions for typos in enum values.</text:span></text:p>
            </text:list-item>
            <text:list-item>
              <text:p text:style-name="P43"><text:span text:style-name="Strong_20_Emphasis"><text:span text:style-name="T1">Configuration Migration:</text:span></text:span><text:span text:style-name="T1"> It includes a placeholder for a schema migration system (</text:span><text:span text:style-name="Source_20_Text"><text:span text:style-name="T3">_migrate_config_if_needed</text:span></text:span><text:span text:style-name="T1">), allowing the framework to maintain backward compatibility with older configuration files.</text:span></text:p>
            </text:list-item>
            <text:list-item>
              <text:p text:style-name="P43"><text:span text:style-name="Strong_20_Emphasis"><text:span text:style-name="T1">Comprehensive Validation:</text:span></text:span><text:span text:style-name="T1"> After constructing the object, it performs a series of validation checks to ensure the parameters are not just syntactically correct but also physically and logically sound (e.g., ensuring the correct proof is used with the correct protocol).</text:span></text:p>
            </text:list-item>
            <text:list-item>
              <text:p text:style-name="P43"><text:span text:style-name="Strong_20_Emphasis"><text:span text:style-name="T1">Safe Serialization:</text:span></text:span><text:span text:style-name="T1"> The </text:span><text:span text:style-name="Source_20_Text"><text:span text:style-name="T3">to_serializable_dict()</text:span></text:span><text:span text:style-name="T1"> method securely converts the </text:span><text:span text:style-name="Source_20_Text"><text:span text:style-name="T3">QKDParams</text:span></text:span><text:span text:style-name="T1"> object back into a JSON-safe dictionary, preventing serialization of large arrays or sensitive runtime state.</text:span></text:p>
            </text:list-item>
          </text:list>
        </text:list-item>
        <text:list-item>
          <text:p text:style-name="P43"><text:span text:style-name="Strong_20_Emphasis"><text:span text:style-name="T1">Outputs:</text:span></text:span><text:span text:style-name="T1"> A </text:span><text:span text:style-name="Source_20_Text"><text:span text:style-name="T3">QKDParams</text:span></text:span><text:span text:style-name="T1"> object that serves as the central, immutable container for all simulation settings and component objects.</text:span></text:p>
        </text:list-item>
      </text:list>
      <text:h text:style-name="P7" text:outline-level="3"><text:span text:style-name="T2">2.3. Simulation Engine (</text:span><text:span text:style-name="Source_20_Text"><text:span text:style-name="T3">qkd/simulation.py</text:span></text:span><text:span text:style-name="T2"> &amp; </text:span><text:span text:style-name="Source_20_Text"><text:span text:style-name="T3">qkd/simulation_batch.py</text:span></text:span><text:span text:style-name="T2">)</text:span></text:h>
      <text:list text:style-name="L4">
        <text:list-item>
          <text:p text:style-name="P53"><text:span text:style-name="Strong_20_Emphasis"><text:span text:style-name="T1">File:</text:span></text:span><text:span text:style-name="T1"> </text:span><text:span text:style-name="Source_20_Text"><text:span text:style-name="T3">qkd/simulation.py</text:span></text:span><text:span text:style-name="T1"> (contains </text:span><text:span text:style-name="Source_20_Text"><text:span text:style-name="T3">QKDSystem</text:span></text:span><text:span text:style-name="T1">)</text:span></text:p>
        </text:list-item>
        <text:list-item>
          <text:p text:style-name="P53"><text:span text:style-name="Strong_20_Emphasis"><text:span text:style-name="T1">Purpose:</text:span></text:span><text:span text:style-name="T1"> This is the high-performance, resilient orchestrator of the simulation. It is designed for large-scale runs, with a focus on memory safety, scalability, and fault tolerance.</text:span></text:p>
        </text:list-item>
        <text:list-item>
          <text:p text:style-name="P53"><text:span text:style-name="Strong_20_Emphasis"><text:span text:style-name="T1">Inputs:</text:span></text:span><text:span text:style-name="T1"> A </text:span><text:span text:style-name="Source_20_Text"><text:span text:style-name="T3">QKDParams</text:span></text:span><text:span text:style-name="T1"> object, a master seed, run metadata, and a </text:span><text:span text:style-name="Source_20_Text"><text:span text:style-name="T3">threading.Event</text:span></text:span><text:span text:style-name="T1"> for termination.</text:span></text:p>
        </text:list-item>
        <text:list-item>
          <text:p text:style-name="P53"><text:span text:style-name="Strong_20_Emphasis"><text:span text:style-name="T1">Actions:</text:span></text:span></text:p>
          <text:list>
            <text:list-item>
              <text:p text:style-name="P53"><text:soft-page-break/><text:span text:style-name="Strong_20_Emphasis"><text:span text:style-name="T1">High-Performance Multiprocessing:</text:span></text:span><text:span text:style-name="T1"> It uses a </text:span><text:span text:style-name="Strong_20_Emphasis"><text:span text:style-name="T1">streaming submission pattern</text:span></text:span><text:span text:style-name="T1"> for parallel processing. Instead of submitting all tasks at once, it maintains a small "window" of active tasks in the </text:span><text:span text:style-name="Source_20_Text"><text:span text:style-name="T3">ProcessPoolExecutor</text:span></text:span><text:span text:style-name="T1">, submitting new ones only as others complete. This makes the engine highly memory-efficient and allows it to scale to millions of batches.</text:span></text:p>
            </text:list-item>
            <text:list-item>
              <text:p text:style-name="P53"><text:span text:style-name="Strong_20_Emphasis"><text:span text:style-name="T1">Memory-Safe Parameter Passing:</text:span></text:span><text:span text:style-name="T1"> For large or complex parameter sets, it automatically pickles the configuration to a temporary file on disk. The file path is passed to worker processes, which then load the configuration directly, avoiding the high memory and CPU overhead of pickling large objects for every task.</text:span></text:p>
            </text:list-item>
            <text:list-item>
              <text:p text:style-name="P53"><text:span text:style-name="Strong_20_Emphasis"><text:span text:style-name="T1">Resilience and Fault Tolerance:</text:span></text:span><text:span text:style-name="T1"> The engine can be configured to automatically retry failed worker processes with an exponential backoff, making the simulation resilient to transient errors.</text:span></text:p>
            </text:list-item>
            <text:list-item>
              <text:p text:style-name="P53"><text:span text:style-name="Strong_20_Emphasis"><text:span text:style-name="T1">Graceful Shutdown Integration:</text:span></text:span><text:span text:style-name="T1"> The engine actively monitors the termination event from the CLI. If a shutdown is requested, it will stop submitting new tasks and exit cleanly after the currently running batches are complete.</text:span></text:p>
            </text:list-item>
            <text:list-item>
              <text:p text:style-name="P53"><text:span text:style-name="Strong_20_Emphasis"><text:span text:style-name="T1">Data Integrity:</text:span></text:span><text:span text:style-name="T1"> It performs validation checks on the results returned by each worker to ensure data consistency and integrity before merging them into the final statistics.</text:span></text:p>
            </text:list-item>
          </text:list>
        </text:list-item>
        <text:list-item>
          <text:p text:style-name="P53"><text:span text:style-name="Strong_20_Emphasis"><text:span text:style-name="T1">Outputs:</text:span></text:span><text:span text:style-name="T1"> A final </text:span><text:span text:style-name="Source_20_Text"><text:span text:style-name="T3">SimulationResults</text:span></text:span><text:span text:style-name="T1"> object containing all parameters, the collected metadata, statistics, and the calculated secure key length.</text:span></text:p>
        </text:list-item>
        <text:list-item>
          <text:p text:style-name="P53"><text:span text:style-name="Strong_20_Emphasis"><text:span text:style-name="T1">File:</text:span></text:span><text:span text:style-name="T1"> </text:span><text:span text:style-name="Source_20_Text"><text:span text:style-name="T3">qkd/simulation_batch.py</text:span></text:span></text:p>
        </text:list-item>
        <text:list-item>
          <text:p text:style-name="P53"><text:span text:style-name="Strong_20_Emphasis"><text:span text:style-name="T1">Purpose:</text:span></text:span><text:span text:style-name="T1"> This is the "workhorse" module that performs the core quantum simulation for a single batch of pulses. It is designed to be a robust, self-contained, and fault-tolerant unit of work.</text:span></text:p>
        </text:list-item>
        <text:list-item>
          <text:p text:style-name="P53"><text:span text:style-name="Strong_20_Emphasis"><text:span text:style-name="T1">Inputs:</text:span></text:span><text:span text:style-name="T1"> A serialized </text:span><text:span text:style-name="Source_20_Text"><text:span text:style-name="T3">QKDParams</text:span></text:span><text:span text:style-name="T1"> dictionary (or a path to a pickled file), the number of pulses for the batch, and a seed.</text:span></text:p>
        </text:list-item>
        <text:list-item>
          <text:p text:style-name="P53"><text:span text:style-name="Strong_20_Emphasis"><text:span text:style-name="T1">Actions:</text:span></text:span><text:span text:style-name="T1"> The </text:span><text:span text:style-name="Source_20_Text"><text:span text:style-name="T3">_simulate_quantum_part_batch</text:span></text:span><text:span text:style-name="T1"> function executes the following sequence:</text:span></text:p>
          <text:list>
            <text:list-item>
              <text:p text:style-name="P53"><text:span text:style-name="Strong_20_Emphasis"><text:span text:style-name="T1">Termination Check:</text:span></text:span><text:span text:style-name="T1"> The worker actively participates in the graceful shutdown protocol. It periodically calls </text:span><text:span text:style-name="Source_20_Text"><text:span text:style-name="T3">_check_for_termination()</text:span></text:span><text:span text:style-name="T1"> to see if the main process has requested a stop. If so, it will raise an </text:span><text:span text:style-name="Source_20_Text"><text:span text:style-name="T3">InterruptedError</text:span></text:span><text:span text:style-name="T1"> to exit its task cleanly.</text:span></text:p>
            </text:list-item>
            <text:list-item>
              <text:p text:style-name="P53"><text:span text:style-name="Strong_20_Emphasis"><text:span text:style-name="T1">Data Validation:</text:span></text:span><text:span text:style-name="T1"> Before processing, it validates the data structures returned by the protocol's </text:span><text:span text:style-name="Source_20_Text"><text:span text:style-name="T3">prepare_states</text:span></text:span><text:span text:style-name="T1"> method to ensure they are well-formed and have the correct lengths. This prevents downstream errors and provides clearer debugging information.</text:span></text:p>
            </text:list-item>
            <text:list-item>
              <text:p text:style-name="P53"><text:span text:style-name="Strong_20_Emphasis"><text:span text:style-name="T1">Core Simulation:</text:span></text:span><text:span text:style-name="T1"> It executes the standard simulation sequence: </text:span><text:span text:style-name="Source_20_Text"><text:span text:style-name="T3">protocol.prepare_states()</text:span></text:span><text:span text:style-name="T1">, </text:span><text:span text:style-name="Source_20_Text"><text:span text:style-name="T3">source.generate_photons()</text:span></text:span><text:span text:style-name="T1">, </text:span><text:span text:style-name="Source_20_Text"><text:span text:style-name="T3">detector.simulate_detection()</text:span></text:span><text:span text:style-name="T1">, and </text:span><text:span text:style-name="Source_20_Text"><text:span text:style-name="T3">protocol.sift_results()</text:span></text:span><text:span text:style-name="T1">.</text:span></text:p>
            </text:list-item>
            <text:list-item>
              <text:p text:style-name="P53"><text:span text:style-name="Strong_20_Emphasis"><text:span text:style-name="T1">Robust Tallying:</text:span></text:span><text:span text:style-name="T1"> It performs vectorized tallying of the results with additional validation to prevent out-of-bounds indexing errors.</text:span></text:p>
            </text:list-item>
          </text:list>
        </text:list-item>
        <text:list-item>
          <text:p text:style-name="P53"><text:soft-page-break/><text:span text:style-name="Strong_20_Emphasis"><text:span text:style-name="T1">Outputs:</text:span></text:span><text:span text:style-name="T1"> A dictionary containing the </text:span><text:span text:style-name="Source_20_Text"><text:span text:style-name="T3">TallyCounts</text:span></text:span><text:span text:style-name="T1"> (sifted bits, errors, etc.) for that specific batch, with enhanced error reporting in case of failure.</text:span></text:p>
        </text:list-item>
      </text:list>
      <text:h text:style-name="P6" text:outline-level="3">3. Physical and Protocol Models</text:h>
      <text:p text:style-name="P11">These modules encapsulate the physics of the components and the logic of the QKD protocols.</text:p>
      <text:list text:style-name="L5">
        <text:list-item>
          <text:p text:style-name="P72"><text:span text:style-name="Strong_20_Emphasis"><text:span text:style-name="T1">Files:</text:span></text:span><text:span text:style-name="T1"> </text:span><text:span text:style-name="Source_20_Text"><text:span text:style-name="T3">qkd/sources.py</text:span></text:span><text:span text:style-name="T1">, </text:span><text:span text:style-name="Source_20_Text"><text:span text:style-name="T3">qkd/channel.py</text:span></text:span><text:span text:style-name="T1">, </text:span><text:span text:style-name="Source_20_Text"><text:span text:style-name="T3">qkd/detectors.py</text:span></text:span></text:p>
        </text:list-item>
        <text:list-item>
          <text:p text:style-name="P72"><text:span text:style-name="Strong_20_Emphasis"><text:span text:style-name="T1">Purpose:</text:span></text:span><text:span text:style-name="T1"> To model the physical components of the QKD system.</text:span></text:p>
        </text:list-item>
        <text:list-item>
          <text:p text:style-name="P72"><text:span text:style-name="Strong_20_Emphasis"><text:span text:style-name="T1">Inputs:</text:span></text:span><text:span text:style-name="T1"> Configuration parameters provided during their instantiation by </text:span><text:span text:style-name="Source_20_Text"><text:span text:style-name="T3">QKDParams</text:span></text:span><text:span text:style-name="T1">.</text:span></text:p>
        </text:list-item>
        <text:list-item>
          <text:p text:style-name="P72"><text:span text:style-name="Strong_20_Emphasis"><text:span text:style-name="T1">Actions:</text:span></text:span><text:span text:style-name="T1"> Each class implements a specific physical model.</text:span></text:p>
          <text:list>
            <text:list-item>
              <text:p text:style-name="P72"><text:span text:style-name="Source_20_Text"><text:span text:style-name="T3">qkd.sources</text:span></text:span><text:span text:style-name="T1">: This module provides a </text:span><text:span text:style-name="Strong_20_Emphasis"><text:span text:style-name="T1">high-performance, numerically stable model for a Poissonian light source</text:span></text:span><text:span text:style-name="T1">. It performs comprehensive validation on all inputs to prevent configuration errors. The core function, </text:span><text:span text:style-name="Source_20_Text"><text:span text:style-name="T3">p_n_mu_vector</text:span></text:span><text:span text:style-name="T1">, calculates the photon number probability distribution using </text:span><text:span text:style-name="Strong_20_Emphasis"><text:span text:style-name="T1">log-space computation</text:span></text:span><text:span text:style-name="T1">, which guarantees numerical stability even for extreme parameters. For performance, it uses an </text:span><text:span text:style-name="Source_20_Text"><text:span text:style-name="T3">lru_cache</text:span></text:span><text:span text:style-name="T1"> to memoize results for repeated calls.</text:span></text:p>
            </text:list-item>
            <text:list-item>
              <text:p text:style-name="P72"><text:span text:style-name="Source_20_Text"><text:span text:style-name="T3">qkd.channel</text:span></text:span><text:span text:style-name="T1">: The </text:span><text:span text:style-name="Source_20_Text"><text:span text:style-name="T3">FiberChannel</text:span></text:span><text:span text:style-name="T1"> class provides a </text:span><text:span text:style-name="Strong_20_Emphasis"><text:span text:style-name="T1">robust and safe model for an optical fiber channel</text:span></text:span><text:span text:style-name="T1">. It is an immutable dataclass that performs strict validation on its inputs, checking them against sensible physical limits. Its API is designed for safety, making it unhashable to prevent incorrect use in sets or dictionaries where its floating-point comparisons would be ambiguous.</text:span></text:p>
            </text:list-item>
            <text:list-item>
              <text:p text:style-name="P72"><text:span text:style-name="Source_20_Text"><text:span text:style-name="T3">qkd.detectors</text:span></text:span><text:span text:style-name="T1">: The </text:span><text:span text:style-name="Source_20_Text"><text:span text:style-name="T3">ThresholdDetector</text:span></text:span><text:span text:style-name="T1"> class provides a </text:span><text:span text:style-name="Strong_20_Emphasis"><text:span text:style-name="T1">high-fidelity, production-grade model of a two-detector receiver</text:span></text:span><text:span text:style-name="T1">. It is architected for correctness, performance, and safety.</text:span></text:p>
              <text:list>
                <text:list-item>
                  <text:p text:style-name="P72"><text:span text:style-name="Strong_20_Emphasis"><text:span text:style-name="T1">High-Fidelity Physics:</text:span></text:span><text:span text:style-name="T1"> It incorporates per-detector efficiencies, dead time, and a scientifically correct, stateful after-pulsing model that uses a circular buffer to track the click history of each detector independently.</text:span></text:p>
                </text:list-item>
                <text:list-item>
                  <text:p text:style-name="P72"><text:span text:style-name="Strong_20_Emphasis"><text:span text:style-name="T1">Dual Simulation Paths:</text:span></text:span><text:span text:style-name="T1"> It intelligently selects between a highly optimized vectorized simulation path (when stateful effects are disabled) and a performant sequential path to correctly model time-dependent effects (when they are enabled).</text:span></text:p>
                </text:list-item>
                <text:list-item>
                  <text:p text:style-name="P72"><text:span text:style-name="Strong_20_Emphasis"><text:span text:style-name="T1">Safe State Management:</text:span></text:span><text:span text:style-name="T1"> It separates its immutable configuration from its mutable runtime state. This state can be securely serialized to and from a versioned JSON string, allowing for checkpointing and advanced simulation techniques.</text:span></text:p>
                </text:list-item>
                <text:list-item>
                  <text:p text:style-name="P72"><text:span text:style-name="Strong_20_Emphasis"><text:span text:style-name="T1">Memory Efficiency:</text:span></text:span><text:span text:style-name="T1"> The model supports chunked processing, allowing it to simulate massive datasets that would not fit into memory in a single pass.</text:span></text:p>
                </text:list-item>
              </text:list>
            </text:list-item>
          </text:list>
        </text:list-item>
        <text:list-item>
          <text:p text:style-name="P72"><text:span text:style-name="Strong_20_Emphasis"><text:span text:style-name="T1">Outputs:</text:span></text:span><text:span text:style-name="T1"> NumPy arrays of data (e.g., photon counts, click masks) or single float values (transmittance) that are consumed by the simulation batch worker.</text:span></text:p>
        </text:list-item>
        <text:list-item>
          <text:p text:style-name="P72"><text:span text:style-name="Strong_20_Emphasis"><text:span text:style-name="T1">File:</text:span></text:span><text:span text:style-name="T1"> </text:span><text:span text:style-name="Source_20_Text"><text:span text:style-name="T3">qkd/protocols.py</text:span></text:span></text:p>
        </text:list-item>
        <text:list-item>
          <text:p text:style-name="P72"><text:soft-page-break/><text:span text:style-name="Strong_20_Emphasis"><text:span text:style-name="T1">Purpose:</text:span></text:span><text:span text:style-name="T1"> To define the abstract rules and specific logic for different QKD protocols with a focus on correctness and reproducibility.</text:span></text:p>
        </text:list-item>
        <text:list-item>
          <text:p text:style-name="P72"><text:span text:style-name="Strong_20_Emphasis"><text:span text:style-name="T1">Inputs:</text:span></text:span><text:span text:style-name="T1"> The number of pulses, a seeded random number generator, and pre-computed </text:span><text:span text:style-name="Source_20_Text"><text:span text:style-name="T3">DetectionResults</text:span></text:span><text:span text:style-name="T1">.</text:span></text:p>
        </text:list-item>
        <text:list-item>
          <text:p text:style-name="P72"><text:span text:style-name="Strong_20_Emphasis"><text:span text:style-name="T1">Actions:</text:span></text:span></text:p>
          <text:list>
            <text:list-item>
              <text:p text:style-name="P72"><text:span text:style-name="Strong_20_Emphasis"><text:span text:style-name="T1">Formal API Contracts:</text:span></text:span><text:span text:style-name="T1"> The module establishes a strict, immutable API contract using frozen dataclasses (</text:span><text:span text:style-name="Source_20_Text"><text:span text:style-name="T3">BB4PreparedStates</text:span></text:span><text:span text:style-name="T1">, </text:span><text:span text:style-name="Source_20_Text"><text:span text:style-name="T3">DetectionResults</text:span></text:span><text:span text:style-name="T1">, </text:span><text:span text:style-name="Source_20_Text"><text:span text:style-name="T3">SiftingResults</text:span></text:span><text:span text:style-name="T1">). This prevents accidental data mutation and ensures that data passed between simulation stages is always valid and well-formed.</text:span></text:p>
            </text:list-item>
            <text:list-item>
              <text:p text:style-name="P72"><text:span text:style-name="Strong_20_Emphasis"><text:span text:style-name="T1">Reproducible State Preparation:</text:span></text:span><text:span text:style-name="T1"> The </text:span><text:span text:style-name="Source_20_Text"><text:span text:style-name="T3">prepare_states</text:span></text:span><text:span text:style-name="T1"> method for each protocol is a pure function that generates all necessary random choices (bits, bases, decoy states) for a batch based on a provided RNG.</text:span></text:p>
            </text:list-item>
            <text:list-item>
              <text:p text:style-name="P72"><text:span text:style-name="Strong_20_Emphasis"><text:span text:style-name="T1">Stateless Sifting Logic:</text:span></text:span><text:span text:style-name="T1"> The </text:span><text:span text:style-name="Source_20_Text"><text:span text:style-name="T3">sift_results</text:span></text:span><text:span text:style-name="T1"> method is a pure function that operates on the immutable </text:span><text:span text:style-name="Source_20_Text"><text:span text:style-name="T3">PreparedStates</text:span></text:span><text:span text:style-name="T1"> and </text:span><text:span text:style-name="Source_20_Text"><text:span text:style-name="T3">DetectionResults</text:span></text:span><text:span text:style-name="T1"> objects. It cleanly separates the abstract protocol rules (e.g., basis reconciliation) from the physical simulation of the detector.</text:span></text:p>
            </text:list-item>
          </text:list>
        </text:list-item>
        <text:list-item>
          <text:p text:style-name="P72"><text:span text:style-name="Strong_20_Emphasis"><text:span text:style-name="T1">Outputs:</text:span></text:span><text:span text:style-name="T1"> A </text:span><text:span text:style-name="Source_20_Text"><text:span text:style-name="T3">SiftingResults</text:span></text:span><text:span text:style-name="T1"> object containing validated, immutable boolean masks (</text:span><text:span text:style-name="Source_20_Text"><text:span text:style-name="T3">sifted_mask</text:span></text:span><text:span text:style-name="T1">, </text:span><text:span text:style-name="Source_20_Text"><text:span text:style-name="T3">error_mask</text:span></text:span><text:span text:style-name="T1">) that identify the final outcomes for each pulse in a batch.</text:span></text:p>
        </text:list-item>
      </text:list>
      <text:h text:style-name="P5" text:outline-level="2"><text:span text:style-name="T2">4. Security Proofs (</text:span><text:span text:style-name="Source_20_Text"><text:span text:style-name="T3">qkd/proofs/</text:span></text:span><text:span text:style-name="T2">)</text:span></text:h>
      <text:p text:style-name="P11">This sub-package is responsible for the post-processing step of calculating a secure key length from raw experimental statistics. It is architected as a professional, auditable, and scientifically rigorous engine.</text:p>
      <text:list text:style-name="L6">
        <text:list-item>
          <text:p text:style-name="P92"><text:span text:style-name="Strong_20_Emphasis"><text:span text:style-name="T1">File:</text:span></text:span><text:span text:style-name="T1"> </text:span><text:span text:style-name="Source_20_Text"><text:span text:style-name="T3">qkd/proofs/base.py</text:span></text:span></text:p>
        </text:list-item>
        <text:list-item>
          <text:p text:style-name="P92"><text:span text:style-name="Strong_20_Emphasis"><text:span text:style-name="T1">Purpose:</text:span></text:span><text:span text:style-name="T1"> Defines the </text:span><text:span text:style-name="Source_20_Text"><text:span text:style-name="T3">FiniteKeyProof</text:span></text:span><text:span text:style-name="T1"> abstract base class, which serves as a comprehensive engine for building security proofs. It is not just an interface but a rich implementation that provides core functionality.</text:span></text:p>
        </text:list-item>
        <text:list-item>
          <text:p text:style-name="P92"><text:span text:style-name="Strong_20_Emphasis"><text:span text:style-name="T1">Actions:</text:span></text:span></text:p>
          <text:list>
            <text:list-item>
              <text:p text:style-name="P92"><text:span text:style-name="Strong_20_Emphasis"><text:span text:style-name="T1">Formal API Contracts:</text:span></text:span><text:span text:style-name="T1"> It establishes a strict contract for all subclasses, requiring them to declare their scientific sources and map their code to specific equations via a </text:span><text:span text:style-name="Source_20_Text"><text:span text:style-name="T3">notation_map</text:span></text:span><text:span text:style-name="T1">.</text:span></text:p>
            </text:list-item>
            <text:list-item>
              <text:p text:style-name="P92"><text:span text:style-name="Strong_20_Emphasis"><text:span text:style-name="T1">Auditability:</text:span></text:span><text:span text:style-name="T1"> It introduces a </text:span><text:span text:style-name="Source_20_Text"><text:span text:style-name="T3">ProofMode</text:span></text:span><text:span text:style-name="T1"> (e.g., </text:span><text:span text:style-name="Source_20_Text"><text:span text:style-name="T3">PRODUCTION</text:span></text:span><text:span text:style-name="T1">, </text:span><text:span text:style-name="Source_20_Text"><text:span text:style-name="T3">AUDIT</text:span></text:span><text:span text:style-name="T1">) that allows the entire proof calculation to be run in a highly strict, verbose mode for formal verification.</text:span></text:p>
            </text:list-item>
            <text:list-item>
              <text:p text:style-name="P92"><text:span text:style-name="Strong_20_Emphasis"><text:span text:style-name="T1">Structured Data:</text:span></text:span><text:span text:style-name="T1"> It defines a set of robust, self-validating dataclasses (</text:span><text:span text:style-name="Source_20_Text"><text:span text:style-name="T3">DecoyEstimates</text:span></text:span><text:span text:style-name="T1">, </text:span><text:span text:style-name="Source_20_Text"><text:span text:style-name="T3">KeyCalculationResult</text:span></text:span><text:span text:style-name="T1">) for all inputs and outputs, ensuring data integrity throughout the post-processing pipeline.</text:span></text:p>
            </text:list-item>
            <text:list-item>
              <text:p text:style-name="P92"><text:soft-page-break/><text:span text:style-name="Strong_20_Emphasis"><text:span text:style-name="T1">Numerical Safety:</text:span></text:span><text:span text:style-name="T1"> It provides a suite of numerically safe utility functions (e.g., </text:span><text:span text:style-name="Source_20_Text"><text:span text:style-name="T3">_safe_divide</text:span></text:span><text:span text:style-name="T1">, </text:span><text:span text:style-name="Source_20_Text"><text:span text:style-name="T3">_clamp_nonneg</text:span></text:span><text:span text:style-name="T1">) and optional support for high-precision mathematics to ensure the correctness of the final results.</text:span></text:p>
            </text:list-item>
          </text:list>
        </text:list-item>
        <text:list-item>
          <text:p text:style-name="P92"><text:span text:style-name="Strong_20_Emphasis"><text:span text:style-name="T1">Files:</text:span></text:span><text:span text:style-name="T1"> </text:span><text:span text:style-name="Source_20_Text"><text:span text:style-name="T3">qkd/proofs/lim2014.py</text:span></text:span><text:span text:style-name="T1">, </text:span><text:span text:style-name="Source_20_Text"><text:span text:style-name="T3">qkd/proofs/tight.py</text:span></text:span><text:span text:style-name="T1">, </text:span><text:span text:style-name="Source_20_Text"><text:span text:style-name="T3">qkd/proofs/mdi.py</text:span></text:span></text:p>
        </text:list-item>
        <text:list-item>
          <text:p text:style-name="P92"><text:span text:style-name="Strong_20_Emphasis"><text:span text:style-name="T1">Purpose:</text:span></text:span><text:span text:style-name="T1"> To implement specific finite-key security proof algorithms by inheriting from the </text:span><text:span text:style-name="Source_20_Text"><text:span text:style-name="T3">FiniteKeyProof</text:span></text:span><text:span text:style-name="T1"> base class.</text:span></text:p>
        </text:list-item>
        <text:list-item>
          <text:p text:style-name="P92"><text:span text:style-name="Strong_20_Emphasis"><text:span text:style-name="T1">Inputs:</text:span></text:span><text:span text:style-name="T1"> The final, aggregated </text:span><text:span text:style-name="Source_20_Text"><text:span text:style-name="T3">TallyCounts</text:span></text:span><text:span text:style-name="T1"> dictionary from the </text:span><text:span text:style-name="Source_20_Text"><text:span text:style-name="T3">QKDSystem</text:span></text:span><text:span text:style-name="T1">.</text:span></text:p>
        </text:list-item>
        <text:list-item>
          <text:p text:style-name="P92"><text:span text:style-name="Strong_20_Emphasis"><text:span text:style-name="T1">Actions:</text:span></text:span></text:p>
          <text:list>
            <text:list-item>
              <text:p text:style-name="P92"><text:span text:style-name="Strong_20_Emphasis"><text:span text:style-name="Source_20_Text"><text:span text:style-name="T3">estimate_yields_and_errors</text:span></text:span></text:span><text:span text:style-name="T1">: This is the decoy-state analysis step. It constructs and solves a linear program (LP) to find the lower bound on the single-photon yield (</text:span><text:span text:style-name="Source_20_Text"><text:span text:style-name="T3">Y1_L</text:span></text:span><text:span text:style-name="T1">) and the upper bound on the single-photon error rate (</text:span><text:span text:style-name="Source_20_Text"><text:span text:style-name="T3">e1_U</text:span></text:span><text:span text:style-name="T1">). It calls the robust </text:span><text:span text:style-name="Source_20_Text"><text:span text:style-name="T3">utils_lp.solve_lp</text:span></text:span><text:span text:style-name="T1"> utility to perform the optimization.</text:span></text:p>
            </text:list-item>
            <text:list-item>
              <text:p text:style-name="P92"><text:span text:style-name="Strong_20_Emphasis"><text:span text:style-name="Source_20_Text"><text:span text:style-name="T3">calculate_key_length</text:span></text:span></text:span><text:span text:style-name="T1">: Takes the estimated </text:span><text:span text:style-name="Source_20_Text"><text:span text:style-name="T3">Y1_L</text:span></text:span><text:span text:style-name="T1"> and </text:span><text:span text:style-name="Source_20_Text"><text:span text:style-name="T3">e1_U</text:span></text:span><text:span text:style-name="T1"> and plugs them into the final key-length formula for that specific proof. This formula accounts for privacy amplification (</text:span><text:span text:style-name="Source_20_Text"><text:span text:style-name="T3">h(e_phase)</text:span></text:span><text:span text:style-name="T1">) and error correction leakage (</text:span><text:span text:style-name="Source_20_Text"><text:span text:style-name="T3">leak_EC</text:span></text:span><text:span text:style-name="T1">).</text:span></text:p>
            </text:list-item>
          </text:list>
        </text:list-item>
        <text:list-item>
          <text:p text:style-name="P92"><text:span text:style-name="Strong_20_Emphasis"><text:span text:style-name="T1">Outputs:</text:span></text:span><text:span text:style-name="T1"> The final secure key length (an integer), encapsulated in a rich </text:span><text:span text:style-name="Source_20_Text"><text:span text:style-name="T3">KeyCalculationResult</text:span></text:span><text:span text:style-name="T1"> object.</text:span></text:p>
        </text:list-item>
        <text:list-item>
          <text:p text:style-name="P92"><text:span text:style-name="Strong_20_Emphasis"><text:span text:style-name="T1">File:</text:span></text:span><text:span text:style-name="T1"> </text:span><text:span text:style-name="Source_20_Text"><text:span text:style-name="T3">qkd/proofs/utils_lp.py</text:span></text:span></text:p>
        </text:list-item>
        <text:list-item>
          <text:p text:style-name="P92"><text:span text:style-name="Strong_20_Emphasis"><text:span text:style-name="T1">Purpose:</text:span></text:span><text:span text:style-name="T1"> Provides a </text:span><text:span text:style-name="Strong_20_Emphasis"><text:span text:style-name="T1">production-grade, resilient Linear Programming (LP) solver engine</text:span></text:span><text:span text:style-name="T1">.</text:span></text:p>
        </text:list-item>
        <text:list-item>
          <text:p text:style-name="P92"><text:span text:style-name="Strong_20_Emphasis"><text:span text:style-name="T1">Inputs:</text:span></text:span><text:span text:style-name="T1"> A standard LP problem definition (cost vector, constraint matrices, and bounds).</text:span></text:p>
        </text:list-item>
        <text:list-item>
          <text:p text:style-name="P92"><text:span text:style-name="Strong_20_Emphasis"><text:span text:style-name="T1">Actions:</text:span></text:span></text:p>
          <text:list>
            <text:list-item>
              <text:p text:style-name="P92"><text:span text:style-name="Strong_20_Emphasis"><text:span text:style-name="T1">Robust Validation:</text:span></text:span><text:span text:style-name="T1"> It performs comprehensive validation of all input matrix and vector shapes, dtypes, and numerical values before attempting a solve.</text:span></text:p>
            </text:list-item>
            <text:list-item>
              <text:p text:style-name="P92"><text:span text:style-name="Strong_20_Emphasis"><text:span text:style-name="T1">Solver Fallback:</text:span></text:span><text:span text:style-name="T1"> It intelligently attempts to solve the LP using a preferred solver, but automatically falls back to a sequence of other known-good solvers if the primary one fails. This makes the analysis highly resilient to issues specific to one solver algorithm.</text:span></text:p>
            </text:list-item>
            <text:list-item>
              <text:p text:style-name="P92"><text:span text:style-name="Strong_20_Emphasis"><text:span text:style-name="T1">Post-Solve Verification:</text:span></text:span><text:span text:style-name="T1"> After a solver returns a solution, the utility independently verifies that the solution satisfies all constraints within a robust, scaled tolerance, preventing the use of erroneous results.</text:span></text:p>
            </text:list-item>
            <text:list-item>
              <text:p text:style-name="P92"><text:span text:style-name="Strong_20_Emphasis"><text:span text:style-name="T1">Rich Diagnostics:</text:span></text:span><text:span text:style-name="T1"> It returns a structured </text:span><text:span text:style-name="Source_20_Text"><text:span text:style-name="T3">LPSolution</text:span></text:span><text:span text:style-name="T1"> object containing not just the result vector but also a detailed dictionary of diagnostics, including a full history of all solver attempts, timings, and violation metrics.</text:span></text:p>
            </text:list-item>
          </text:list>
        </text:list-item>
        <text:list-item>
          <text:p text:style-name="P92"><text:span text:style-name="Strong_20_Emphasis"><text:span text:style-name="T1">Outputs:</text:span></text:span><text:span text:style-name="T1"> A validated solution vector and a comprehensive diagnostics dictionary.</text:span></text:p>
        </text:list-item>
      </text:list>
      <text:h text:style-name="P2" text:outline-level="2">5. Shared Data and Utilities</text:h>
      <text:p text:style-name="P11"><text:soft-page-break/>These modules provide common data structures and helper functions used throughout the package to avoid code duplication and ensure consistency.</text:p>
      <text:list text:style-name="L7">
        <text:list-item>
          <text:p text:style-name="P115"><text:span text:style-name="Strong_20_Emphasis"><text:span text:style-name="Source_20_Text"><text:span text:style-name="T3">qkd/datatypes.py</text:span></text:span></text:span><text:span text:style-name="T1">: This module defines the core data structures and enumerations for the framework. It is architected for robustness and safety.</text:span></text:p>
          <text:list>
            <text:list-item>
              <text:p text:style-name="P115"><text:span text:style-name="Strong_20_Emphasis"><text:span text:style-name="T1">Self-Validating Objects:</text:span></text:span><text:span text:style-name="T1"> Each dataclass (e.g., </text:span><text:span text:style-name="Source_20_Text"><text:span text:style-name="T3">TallyCounts</text:span></text:span><text:span text:style-name="T1">, </text:span><text:span text:style-name="Source_20_Text"><text:span text:style-name="T3">EpsilonAllocation</text:span></text:span><text:span text:style-name="T1">) is responsible for validating its own logical invariants upoQKD Simulation Framework: Architectural ReportDate: August 16, 2025Version: 3.20 (Resilient LP Solver)1. High-Level ArchitectureThis framework is designed as a modular Python package named qkd. The core design principle is the separation of concerns, where distinct physical concepts, data structures, and logical processes are isolated into their own modules. This makes the framework extensible, maintainable, and easier to test.The project is organized into two main directories:scripts/: Contains the user-facing, production-grade entry point for running simulations.qkd/: The main package containing all the core logic, models, and utilities.The qkd package itself is architected for high performance and developer usability. It employs a lazy-loading mechanism in its __init__.py file. This means that heavy submodules (and their dependencies like NumPy or SciPy) are not imported when a user runs import qkd. Instead, they are loaded on-demand the first time a specific class (e.g., qkd.QKDSystem) is accessed, resulting in significantly faster import times and a more responsive feel.The general data flow begins with a user providing a JSON configuration file to the runner script. The script establishes a safe execution environment, collects metadata, and passes control to the CLI module. The CLI validates all inputs and uses the robust parameter factory to build a set of simulation objects. These objects are then used by the high-performance simulation engine to produce raw statistics, which are finally passed to a security proof module to calculate the final secure key length.2. Core Components and Data FlowThe simulation is orchestrated by a series of modules that hand off data and control in a well-defined sequence.2.1. Entry Point and Configuration (scripts/ &amp; qkd/cli.py)The framework is launched via a robust, production-grade entry point designed for safety, usability, and automation.File: scripts/run_qkd.pyPurpose: This is the primary, user-facing entry point. It is a sophisticated wrapper that prepares a safe and consistent environment for the main application logic.Inputs: None directly. It processes command-line arguments and environment variables.Actions:Environment Setup: Performs critical pre-flight checks, including verifying the Python version. It generates a unique QKD_RUN_ID and captures the current QKD_GIT_COMMIT (if available), exposing them as environment variables.Graceful Shutdown: Sets up signal handlers for SIGINT (Ctrl+C) and SIGTERM. It communicates a termination request to the core logic via a shared threading.Event and an environment variable (QKD_TERMINATE).Safe Import </text:span><text:soft-page-break/><text:span text:style-name="T1">Mechanism: Robustly locates and imports the qkd.cli module, temporarily modifying sys.path only if necessary in a development environment.Execution and Error Handling: Calls the main() function within qkd/cli.py and captures its return code. It handles any uncaught exceptions, logs them, and translates them into standardized, integer-based exit codes suitable for scripting and CI/CD pipelines.Outputs: A standardized integer exit code (e.g., 0 for success, 1 for a general error, 130 for user interruption).File: qkd/cli.pyPurpose: This module contains the core command-line interface logic. It is responsible for parsing user arguments, validating all inputs, and orchestrating the simulation run.Inputs: Command-line arguments (e.g., --params, --output) passed from the run_qkd.py wrapper.Actions:Parses all command-line arguments.Performs extensive validation on CLI arguments (e.g., checking for file overwrites, ensuring output directories are writable).Loads the user's JSON parameter file, validates its contents, and applies any CLI overrides.Instantiates the main QKDSystem, passing it the validated parameters, a master seed, the run metadata, and the shared termination event.Calls system.run_simulation() to execute the simulation.Saves the final results using an atomic write operation to prevent file corruption.Outputs: A JSON file or stdout stream with the final results, and an integer exit code passed back to the run_qkd.py wrapper.2.2. Parameter Factory (qkd/params.py)File: qkd/params.pyPurpose: This module serves as a robust and secure configuration factory. It is responsible for transforming a user-provided dictionary into a fully validated, type-safe, and immutable QKDParams object that represents the complete state of the simulation's configuration.Inputs: A dictionary loaded from the user's JSON configuration file.Actions:Component Contract Enforcement: The module establishes a formal contract for all major components (Protocol, Source, Channel, Detector). Each component must provide a to_config_dict() method, ensuring a clean separation between configuration and runtime state.Intelligent Deserialization: The QKDParams.from_dict() method orchestrates a multi-stage process. It coerces all values to their correct types (e.g., strings to enums, numbers to floats/ints) and provides helpful error messages, including "Did you mean...?" suggestions for typos in enum values.Configuration Migration: It includes a placeholder for a schema migration system (_migrate_config_if_needed), allowing the framework to maintain backward compatibility with older configuration files.Comprehensive Validation: After constructing the object, it performs a series of validation checks to ensure the parameters are not just syntactically correct but also physically and logically sound (e.g., ensuring the correct proof is used with the correct protocol).Safe Serialization: The to_serializable_dict() method securely converts the QKDParams object back into a JSON-safe dictionary, preventing serialization of large arrays or sensitive runtime state.Outputs: A QKDParams object that serves as the central, immutable container </text:span><text:soft-page-break/><text:span text:style-name="T1">for all simulation settings and component objects.2.3. Simulation Engine (qkd/simulation.py &amp; qkd/simulation_batch.py)File: qkd/simulation.py (contains QKDSystem)Purpose: This is the high-performance, resilient orchestrator of the simulation. It is designed for large-scale runs, with a focus on memory safety, scalability, and fault tolerance.Inputs: A QKDParams object, a master seed, run metadata, and a threading.Event for termination.Actions:High-Performance Multiprocessing: It uses a streaming submission pattern for parallel processing. Instead of submitting all tasks at once, it maintains a small "window" of active tasks in the ProcessPoolExecutor, submitting new ones only as others complete. This makes the engine highly memory-efficient and allows it to scale to millions of batches.Memory-Safe Parameter Passing: For large or complex parameter sets, it automatically pickles the configuration to a temporary file on disk. The file path is passed to worker processes, which then load the configuration directly, avoiding the high memory and CPU overhead of pickling large objects for every task.Resilience and Fault Tolerance: The engine can be configured to automatically retry failed worker processes with an exponential backoff, making the simulation resilient to transient errors.Graceful Shutdown Integration: The engine actively monitors the termination event from the CLI. If a shutdown is requested, it will stop submitting new tasks and exit cleanly after the currently running batches are complete.Data Integrity: It performs validation checks on the results returned by each worker to ensure data consistency and integrity before merging them into the final statistics.Outputs: A final SimulationResults object containing all parameters, the collected metadata, statistics, and the calculated secure key length.File: qkd/simulation_batch.pyPurpose: This is the "workhorse" module that performs the core quantum simulation for a single batch of pulses. It is designed to be a robust, self-contained, and fault-tolerant unit of work.Inputs: A serialized QKDParams dictionary (or a path to a pickled file), the number of pulses for the batch, and a seed.Actions: The _simulate_quantum_part_batch function executes the following sequence:Termination Check: The worker actively participates in the graceful shutdown protocol. It periodically calls _check_for_termination() to see if the main process has requested a stop. If so, it will raise an InterruptedError to exit its task cleanly.Data Validation: Before processing, it validates the data structures returned by the protocol's prepare_states method to ensure they are well-formed and have the correct lengths. This prevents downstream errors and provides clearer debugging information.Core Simulation: It executes the standard simulation sequence: protocol.prepare_states(), source.generate_photons(), detector.simulate_detection(), and protocol.sift_results().Robust Tallying: It performs vectorized tallying of the results with additional validation to prevent out-of-bounds indexing errors.Outputs: A dictionary containing the TallyCounts (sifted bits, errors, etc.) for that specific batch, </text:span><text:soft-page-break/><text:span text:style-name="T1">with enhanced error reporting in case of failure.3. Physical and Protocol ModelsThese modules encapsulate the physics of the components and the logic of the QKD protocols.Files: qkd/sources.py, qkd/channel.py, qkd/detectors.pyPurpose: To model the physical components of the QKD system.Inputs: Configuration parameters provided during their instantiation by QKDParams.Actions: Each class implements a specific physical model.qkd.sources: This module provides a high-performance, numerically stable model for a Poissonian light source. It performs comprehensive validation on all inputs to prevent configuration errors. The core function, p_n_mu_vector, calculates the photon number probability distribution using log-space computation, which guarantees numerical stability even for extreme parameters. For performance, it uses an lru_cache to memoize results for repeated calls.qkd.channel: The FiberChannel class provides a robust and safe model for an optical fiber channel. It is an immutable dataclass that performs strict validation on its inputs, checking them against sensible physical limits. Its API is designed for safety, making it unhashable to prevent incorrect use in sets or dictionaries where its floating-point comparisons would be ambiguous.qkd.detectors: The ThresholdDetector class provides a high-fidelity, production-grade model of a two-detector receiver. It is architected for correctness, performance, and safety.High-Fidelity Physics: It incorporates per-detector efficiencies, dead time, and a scientifically correct, stateful after-pulsing model that uses a circular buffer to track the click history of each detector independently.Dual Simulation Paths: It intelligently selects between a highly optimized vectorized simulation path (when stateful effects are disabled) and a performant sequential path to correctly model time-dependent effects (when they are enabled).Safe State Management: It separates its immutable configuration from its mutable runtime state. This state can be securely serialized to and from a versioned JSON string, allowing for checkpointing and advanced simulation techniques.Memory Efficiency: The model supports chunked processing, allowing it to simulate massive datasets that would not fit into memory in a single pass.Outputs: NumPy arrays of data (e.g., photon counts, click masks) or single float values (transmittance) that are consumed by the simulation batch worker.File: qkd/protocols.pyPurpose: To define the abstract rules and specific logic for different QKD protocols with a focus on correctness and reproducibility.Inputs: The number of pulses, a seeded random number generator, and pre-computed DetectionResults.Actions:Formal API Contracts: The module establishes a strict, immutable API contract using frozen dataclasses (BB4PreparedStates, DetectionResults, SiftingResults). This prevents accidental data mutation and ensures that data passed between simulation stages is always valid and well-formed.Reproducible State Preparation: The prepare_states method for each protocol is a pure function that generates all necessary random choices (bits, bases, decoy </text:span><text:soft-page-break/><text:span text:style-name="T1">states) for a batch based on a provided RNG.Stateless Sifting Logic: The sift_results method is a pure function that operates on the immutable PreparedStates and DetectionResults objects. It cleanly separates the abstract protocol rules (e.g., basis reconciliation) from the physical simulation of the detector.Outputs: A SiftingResults object containing validated, immutable boolean masks (sifted_mask, error_mask) that identify the final outcomes for each pulse in a batch.4. Security Proofs (qkd/proofs/)This sub-package is responsible for the post-processing step of calculating a secure key length from raw experimental statistics. It is architected as a professional, auditable, and scientifically rigorous engine.File: qkd/proofs/base.pyPurpose: Defines the FiniteKeyProof abstract base class, which serves as a comprehensive engine for building security proofs. It is not just an interface but a rich implementation that provides core functionality.Actions:Formal API Contracts: It establishes a strict contract for all subclasses, requiring them to declare their scientific sources and map their code to specific equations via a notation_map.Auditability: It introduces a ProofMode (e.g., PRODUCTION, AUDIT) that allows the entire proof calculation to be run in a highly strict, verbose mode for formal verification.Structured Data: It defines a set of robust, self-validating dataclasses (DecoyEstimates, KeyCalculationResult) for all inputs and outputs, ensuring data integrity throughout the post-processing pipeline.Numerical Safety: It provides a suite of numerically safe utility functions (e.g., _safe_divide, _clamp_nonneg) and optional support for high-precision mathematics to ensure the correctness of the final results.Files: qkd/proofs/lim2014.py, qkd/proofs/tight.py, qkd/proofs/mdi.pyPurpose: To implement specific finite-key security proof algorithms by inheriting from the FiniteKeyProof base class.Inputs: The final, aggregated TallyCounts dictionary from the QKDSystem.Actions:estimate_yields_and_errors: This is the decoy-state analysis step. It constructs and solves a linear program (LP) to find the lower bound on the single-photon yield (Y1_L) and the upper bound on the single-photon error rate (e1_U). It calls the robust utils_lp.solve_lp utility to perform the optimization.calculate_key_length: Takes the estimated Y1_L and e1_U and plugs them into the final key-length formula for that specific proof. This formula accounts for privacy amplification (h(e_phase)) and error correction leakage (leak_EC).Outputs: The final secure key length (an integer), encapsulated in a rich KeyCalculationResult object.File: qkd/proofs/utils_lp.pyPurpose: Provides a production-grade, resilient Linear Programming (LP) solver engine.Inputs: A standard LP problem definition (cost vector, constraint matrices, and bounds).Actions:Robust Validation: It performs comprehensive validation of all input matrix and vector shapes, dtypes, and numerical values before attempting a solve.Solver Fallback: It intelligently attempts to solve the LP using a preferred solver, but automatically falls back to a sequence of other known-good solvers if the primary one fails. This makes the analysis highly </text:span><text:soft-page-break/><text:span text:style-name="T1">resilient to issues specific to one solver algorithm.Post-Solve Verification: After a solver returns a solution, the utility independently verifies that the solution satisfies all constraints within a robust, scaled tolerance, preventing the use of erroneous results.Rich Diagnostics: It returns a structured LPSolution object containing not just the result vector but also a detailed dictionary of diagnostics, including a full history of all solver attempts, timings, and violation metrics.Outputs: A validated solution vector and a comprehensive diagnostics dictionary.5. Shared Data and UtilitiesThese modules provide common data structures and helper functions used throughout the package to avoid code duplication and ensure consistency.qkd/datatypes.py: This module defines the core data structures and enumerations for the framework. It is architected for robustness and safety.Self-Validating Objects: Each dataclass (e.g., TallyCounts, EpsilonAllocation) is responsible for validating its own logical invariants upon creation. This prevents the creation of objects representing impossible states (e.g., more errors than sifted bits) and catches configuration errors early.Standardized Serialization: All data structures provide a consistent to_dict() and from_dict() API, creating a formal contract for serialization that simplifies I/O and parameter passing.Immutability: Configuration-like objects are immutable (frozen=True) to prevent accidental modification, enhancing the reliability of the simulation.qkd/exceptions.py: This module provides a production-grade, structured error handling system.Exception Hierarchy: All custom errors inherit from a single QKDException base class, allowing for clean, high-level error handling.Machine-Readable Codes: It defines a stable ErrorCode enum, enabling automated systems to reliably identify and respond to specific failure modes.Context-Rich and Serializable: Exceptions are designed as data carriers. They can hold rich diagnostic context and provide a .to_dict() method for serialization into JSON, which is ideal for structured logging, telemetry, and creating reproducible bug reports.Picklable: The exceptions are guaranteed to be picklable, allowing them to be safely transmitted from worker processes back to the main process in a multiprocessing environment.qkd/constants.py: This module serves as the central authority for numerical safety and reproducibility. It provides:Validated Constants: A set of well-documented physical and numerical constants (e.g., MAX_SEED_INT_PCG64, numerical tolerances), with docstrings explaining the rationale behind their values.Utility Functions: A collection of helper functions (is_close, clamp_probability, etc.) that ensure these constants are applied correctly and consistently throughout the framework for tasks like safe floating-point comparisons and entropy calculations.Reproducibility: An as_dict() function allows the exact set of constants used in a simulation to be exported, which is critical for logging and metadata.qkd/io.py: This module provides a production-grade, robust data persistence layer.Atomic and Durable Writes: It handles the serialization of the final </text:span><text:soft-page-break/><text:span text:style-name="T1">QKD Simulation Framework: Architectural ReportDate: August 16, 2025Version: 3.20 (Resilient LP Solver)1. High-Level ArchitectureThis framework is designed as a modular Python package named qkd. The core design principle is the separation of concerns, where distinct physical concepts, data structures, and logical processes are isolated into their own modules. This makes the framework extensible, maintainable, and easier to test.The project is organized into two main directories:scripts/: Contains the user-facing, production-grade entry point for running simulations.qkd/: The main package containing all the core logic, models, and utilities.The qkd package itself is architected for high performance and developer usability. It employs a lazy-loading mechanism in its __init__.py file. This means that heavy submodules (and their dependencies like NumPy or SciPy) are not imported when a user runs import qkd. Instead, they are loaded on-demand the first time a specific class (e.g., qkd.QKDSystem) is accessed, resulting in significantly faster import times and a more responsive feel.The general data flow begins with a user providing a JSON configuration file to the runner script. The script establishes a safe execution environment, collects metadata, and passes control to the CLI module. The CLI validates all inputs and uses the robust parameter factory to build a set of simulation objects. These objects are then used by the high-performance simulation engine to produce raw statistics, which are finally passed to a security proof module to calculate the final secure key length.2. Core Components and Data FlowThe simulation is orchestrated by a series of modules that hand off data and control in a well-defined sequence.2.1. Entry Point and Configuration (scripts/ &amp; qkd/cli.py)The framework is launched via a robust, production-grade entry point designed for safety, usability, and automation.File: scripts/run_qkd.pyPurpose: This is the primary, user-facing entry point. It is a sophisticated wrapper that prepares a safe and consistent environment for the main application logic.Inputs: None directly. It processes command-line arguments and environment variables.Actions:Environment Setup: Performs critical pre-flight checks, including verifying the Python version. It generates a unique QKD_RUN_ID and captures the current QKD_GIT_COMMIT (if available), exposing them as environment variables.Graceful Shutdown: Sets up signal handlers for SIGINT (Ctrl+C) and SIGTERM. It communicates a termination request to the core logic via a shared threading.Event and an environment variable (QKD_TERMINATE).Safe Import Mechanism: Robustly locates and imports the qkd.cli module, temporarily modifying sys.path only if necessary in a development environment.Execution and Error Handling: Calls the main() function within qkd/cli.py and captures its return code. It handles any uncaught exceptions, logs them, and translates them into standardized, integer-based exit codes suitable for scripting and CI/CD pipelines.Outputs: A standardized integer exit code (e.g., 0 for success, 1 for a general error, 130 for user interruption).File: qkd/cli.pyPurpose: This module contains </text:span><text:soft-page-break/><text:span text:style-name="T1">the core command-line interface logic. It is responsible for parsing user arguments, validating all inputs, and orchestrating the simulation run.Inputs: Command-line arguments (e.g., --params, --output) passed from the run_qkd.py wrapper.Actions:Parses all command-line arguments.Performs extensive validation on CLI arguments (e.g., checking for file overwrites, ensuring output directories are writable).Loads the user's JSON parameter file, validates its contents, and applies any CLI overrides.Instantiates the main QKDSystem, passing it the validated parameters, a master seed, the run metadata, and the shared termination event.Calls system.run_simulation() to execute the simulation.Saves the final results using an atomic write operation to prevent file corruption.Outputs: A JSON file or stdout stream with the final results, and an integer exit code passed back to the run_qkd.py wrapper.2.2. Parameter Factory (qkd/params.py)File: qkd/params.pyPurpose: This module serves as a robust and secure configuration factory. It is responsible for transforming a user-provided dictionary into a fully validated, type-safe, and immutable QKDParams object that represents the complete state of the simulation's configuration.Inputs: A dictionary loaded from the user's JSON configuration file.Actions:Component Contract Enforcement: The module establishes a formal contract for all major components (Protocol, Source, Channel, Detector). Each component must provide a to_config_dict() method, ensuring a clean separation between configuration and runtime state.Intelligent Deserialization: The QKDParams.from_dict() method orchestrates a multi-stage process. It coerces all values to their correct types (e.g., strings to enums, numbers to floats/ints) and provides helpful error messages, including "Did you mean...?" suggestions for typos in enum values.Configuration Migration: It includes a placeholder for a schema migration system (_migrate_config_if_needed), allowing the framework to maintain backward compatibility with older configuration files.Comprehensive Validation: After constructing the object, it performs a series of validation checks to ensure the parameters are not just syntactically correct but also physically and logically sound (e.g., ensuring the correct proof is used with the correct protocol).Safe Serialization: The to_serializable_dict() method securely converts the QKDParams object back into a JSON-safe dictionary, preventing serialization of large arrays or sensitive runtime state.Outputs: A QKDParams object that serves as the central, immutable container for all simulation settings and component objects.2.3. Simulation Engine (qkd/simulation.py &amp; qkd/simulation_batch.py)File: qkd/simulation.py (contains QKDSystem)Purpose: This is the high-performance, resilient orchestrator of the simulation. It is designed for large-scale runs, with a focus on memory safety, scalability, and fault tolerance.Inputs: A QKDParams object, a master seed, run metadata, and a threading.Event for termination.Actions:High-Performance Multiprocessing: It uses a streaming submission pattern for parallel processing. </text:span><text:soft-page-break/><text:span text:style-name="T1">Instead of submitting all tasks at once, it maintains a small "window" of active tasks in the ProcessPoolExecutor, submitting new ones only as others complete. This makes the engine highly memory-efficient and allows it to scale to millions of batches.Memory-Safe Parameter Passing: For large or complex parameter sets, it automatically pickles the configuration to a temporary file on disk. The file path is passed to worker processes, which then load the configuration directly, avoiding the high memory and CPU overhead of pickling large objects for every task.Resilience and Fault Tolerance: The engine can be configured to automatically retry failed worker processes with an exponential backoff, making the simulation resilient to transient errors.Graceful Shutdown Integration: The engine actively monitors the termination event from the CLI. If a shutdown is requested, it will stop submitting new tasks and exit cleanly after the currently running batches are complete.Data Integrity: It performs validation checks on the results returned by each worker to ensure data consistency and integrity before merging them into the final statistics.Outputs: A final SimulationResults object containing all parameters, the collected metadata, statistics, and the calculated secure key length.File: qkd/simulation_batch.pyPurpose: This is the "workhorse" module that performs the core quantum simulation for a single batch of pulses. It is designed to be a robust, self-contained, and fault-tolerant unit of work.Inputs: A serialized QKDParams dictionary (or a path to a pickled file), the number of pulses for the batch, and a seed.Actions: The _simulate_quantum_part_batch function executes the following sequence:Termination Check: The worker actively participates in the graceful shutdown protocol. It periodically calls _check_for_termination() to see if the main process has requested a stop. If so, it will raise an InterruptedError to exit its task cleanly.Data Validation: Before processing, it validates the data structures returned by the protocol's prepare_states method to ensure they are well-formed and have the correct lengths. This prevents downstream errors and provides clearer debugging information.Core Simulation: It executes the standard simulation sequence: protocol.prepare_states(), source.generate_photons(), detector.simulate_detection(), and protocol.sift_results().Robust Tallying: It performs vectorized tallying of the results with additional validation to prevent out-of-bounds indexing errors.Outputs: A dictionary containing the TallyCounts (sifted bits, errors, etc.) for that specific batch, with enhanced error reporting in case of failure.3. Physical and Protocol ModelsThese modules encapsulate the physics of the components and the logic of the QKD protocols.Files: qkd/sources.py, qkd/channel.py, qkd/detectors.pyPurpose: To model the physical components of the QKD system.Inputs: Configuration parameters provided during their instantiation by QKDParams.Actions: Each class implements a specific physical model.qkd.sources: This module provides a high-performance, numerically stable model for a Poissonian light source. It performs comprehensive </text:span><text:soft-page-break/><text:span text:style-name="T1">validation on all inputs to prevent configuration errors. The core function, p_n_mu_vector, calculates the photon number probability distribution using log-space computation, which guarantees numerical stability even for extreme parameters. For performance, it uses an lru_cache to memoize results for repeated calls.qkd.channel: The FiberChannel class provides a robust and safe model for an optical fiber channel. It is an immutable dataclass that performs strict validation on its inputs, checking them against sensible physical limits. Its API is designed for safety, making it unhashable to prevent incorrect use in sets or dictionaries where its floating-point comparisons would be ambiguous.qkd.detectors: The ThresholdDetector class provides a high-fidelity, production-grade model of a two-detector receiver. It is architected for correctness, performance, and safety.High-Fidelity Physics: It incorporates per-detector efficiencies, dead time, and a scientifically correct, stateful after-pulsing model that uses a circular buffer to track the click history of each detector independently.Dual Simulation Paths: It intelligently selects between a highly optimized vectorized simulation path (when stateful effects are disabled) and a performant sequential path to correctly model time-dependent effects (when they are enabled).Safe State Management: It separates its immutable configuration from its mutable runtime state. This state can be securely serialized to and from a versioned JSON string, allowing for checkpointing and advanced simulation techniques.Memory Efficiency: The model supports chunked processing, allowing it to simulate massive datasets that would not fit into memory in a single pass.Outputs: NumPy arrays of data (e.g., photon counts, click masks) or single float values (transmittance) that are consumed by the simulation batch worker.File: qkd/protocols.pyPurpose: To define the abstract rules and specific logic for different QKD protocols with a focus on correctness and reproducibility.Inputs: The number of pulses, a seeded random number generator, and pre-computed DetectionResults.Actions:Formal API Contracts: The module establishes a strict, immutable API contract using frozen dataclasses (BB4PreparedStates, DetectionResults, SiftingResults). This prevents accidental data mutation and ensures that data passed between simulation stages is always valid and well-formed.Reproducible State Preparation: The prepare_states method for each protocol is a pure function that generates all necessary random choices (bits, bases, decoy states) for a batch based on a provided RNG.Stateless Sifting Logic: The sift_results method is a pure function that operates on the immutable PreparedStates and DetectionResults objects. It cleanly separates the abstract protocol rules (e.g., basis reconciliation) from the physical simulation of the detector.Outputs: A SiftingResults object containing validated, immutable boolean masks (sifted_mask, error_mask) that identify the final outcomes for each pulse in a batch.4. Security Proofs (qkd/proofs/)This sub-package is responsible for the post-processing step of </text:span><text:soft-page-break/><text:span text:style-name="T1">calculating a secure key length from raw experimental statistics. It is architected as a professional, auditable, and scientifically rigorous engine.File: qkd/proofs/base.pyPurpose: Defines the FiniteKeyProof abstract base class, which serves as a comprehensive engine for building security proofs. It is not just an interface but a rich implementation that provides core functionality.Actions:Formal API Contracts: It establishes a strict contract for all subclasses, requiring them to declare their scientific sources and map their code to specific equations via a notation_map.Auditability: It introduces a ProofMode (e.g., PRODUCTION, AUDIT) that allows the entire proof calculation to be run in a highly strict, verbose mode for formal verification.Structured Data: It defines a set of robust, self-validating dataclasses (DecoyEstimates, KeyCalculationResult) for all inputs and outputs, ensuring data integrity throughout the post-processing pipeline.Numerical Safety: It provides a suite of numerically safe utility functions (e.g., _safe_divide, _clamp_nonneg) and optional support for high-precision mathematics to ensure the correctness of the final results.Files: qkd/proofs/lim2014.py, qkd/proofs/tight.py, qkd/proofs/mdi.pyPurpose: To implement specific finite-key security proof algorithms by inheriting from the FiniteKeyProof base class.Inputs: The final, aggregated TallyCounts dictionary from the QKDSystem.Actions:estimate_yields_and_errors: This is the decoy-state analysis step. It constructs and solves a linear program (LP) to find the lower bound on the single-photon yield (Y1_L) and the upper bound on the single-photon error rate (e1_U). It calls the robust utils_lp.solve_lp utility to perform the optimization.calculate_key_length: Takes the estimated Y1_L and e1_U and plugs them into the final key-length formula for that specific proof. This formula accounts for privacy amplification (h(e_phase)) and error correction leakage (leak_EC).Outputs: The final secure key length (an integer), encapsulated in a rich KeyCalculationResult object.File: qkd/proofs/utils_lp.pyPurpose: Provides a production-grade, resilient Linear Programming (LP) solver engine.Inputs: A standard LP problem definition (cost vector, constraint matrices, and bounds).Actions:Robust Validation: It performs comprehensive validation of all input matrix and vector shapes, dtypes, and numerical values before attempting a solve.Solver Fallback: It intelligently attempts to solve the LP using a preferred solver, but automatically falls back to a sequence of other known-good solvers if the primary one fails. This makes the analysis highly resilient to issues specific to one solver algorithm.Post-Solve Verification: After a solver returns a solution, the utility independently verifies that the solution satisfies all constraints within a robust, scaled tolerance, preventing the use of erroneous results.Rich Diagnostics: It returns a structured LPSolution object containing not just the result vector but also a detailed dictionary of diagnostics, including a full history of all solver attempts, timings, and violation metrics.Outputs: A validated solution vector and a comprehensive diagnostics dictionary.5. Shared Data and UtilitiesThese </text:span><text:soft-page-break/><text:span text:style-name="T1">modules provide common data structures and helper functions used throughout the package to avoid code duplication and ensure consistency.qkd/datatypes.py: This module defines the core data structures and enumerations for the framework. It is architected for robustness and safety.Self-Validating Objects: Each dataclass (e.g., TallyCounts, EpsilonAllocation) is responsible for validating its own logical invariants upon creation. This prevents the creation of objects representing impossible states (e.g., more errors than sifted bits) and catches configuration errors early.Standardized Serialization: All data structures provide a consistent to_dict() and from_dict() API, creating a formal contract for serialization that simplifies I/O and parameter passing.Immutability: Configuration-like objects are immutable (frozen=True) to prevent accidental modification, enhancing the reliability of the simulation.qkd/exceptions.py: This module provides a production-grade, structured error handling system.Exception Hierarchy: All custom errors inherit from a single QKDException base class, allowing for clean, high-level error handling.Machine-Readable Codes: It defines a stable ErrorCode enum, enabling automated systems to reliably identify and respond to specific failure modes.Context-Rich and Serializable: Exceptions are designed as data carriers. They can hold rich diagnostic context and provide a .to_dict() method for serialization into JSON, which is ideal for structured logging, telemetry, and creating reproducible bug reports.Picklable: The exceptions are guaranteed to be picklable, allowing them to be safely transmitted from worker processes back to the main process in a multiprocessing environment.qkd/constants.py: This module serves as the central authority for numerical safety and reproducibility. It provides:Validated Constants: A set of well-documented physical and numerical constants (e.g., MAX_SEED_INT_PCG64, numerical tolerances), with docstrings explaining the rationale behind their values.Utility Functions: A collection of helper functions (is_close, clamp_probability, etc.) that ensure these constants are applied correctly and consistently throughout the framework for tasks like safe floating-point comparisons and entropy calculations.Reproducibility: An as_dict() function allows the exact set of constants used in a simulation to be exported, which is critical for logging and metadata.qkd/io.py: This module provides a production-grade, robust data persistence layer.Atomic and Durable Writes: It handles the serialization of the final SimulationResults object to a JSON file using a secure, atomic process. It writes to a temporary file first and then uses os.replace for the final move. For maximum data durability on POSIX systems, it uses os.fsync to ensure data is flushed to the physical disk.Intelligent Serialization: It employs a sophisticated serialization helper (_safe_serialize) that correctly handles non-standard JSON types common in scientific computing, such as NumPy scalars/arrays and non-finite floats (NaN, Infinity), ensuring the output is always valid JSON.Flexible API: The save function includes </text:span><text:soft-page-break/><text:span text:style-name="T1">options for gzip compression, preventing file overwrites, and returning file metadata (including a SHA256 hash) for data integrity verification.qkd/utils/: This sub-package contains small, reusable helper functions.math.py: This module provides a robust and flexible statistical utility library.Structured Return Types: It uses self-documenting dataclasses like ConfidenceInterval to return results, preventing ambiguity and common errors.Flexible API: The core statistical functions (hoeffding_bounds, clopper_pearson_bounds) support both one-sided and two-sided interval calculations, making them more versatile for different security proof requirements.Robust Validation: It performs comprehensive validation on all statistical inputs (e.g., number of successes k, number of trials n) to ensure correctness and provides clear error messages.validation.py: This module provides a robust, production-grade boolean parsing utility. The parse_bool function safely handles a wide variety of input types (including bool, int, float, str, bytes, and NumPy types) with strict rules to prevent ambiguity (e.g., only accepting floats that are exactly 0.0 or 1.0). It provides clear, user-friendly error messages for invalid inputs.This modular structure ensures that adding a new protocol, detector model, or security proof only requires adding a new file that conforms to the established abstract interface, with minimal changes to the rest of the framework.SimulationResults object to a JSON file using a secure, atomic process. It writes to a temporary file first and then uses os.replace for the final move. For maximum data durability on POSIX systems, it uses os.fsync to ensure data is flushed to the physical disk.Intelligent Serialization: It employs a sophisticated serialization helper (_safe_serialize) that correctly handles non-standard JSON types common in scientific computing, such as NumPy scalars/arrays and non-finite floats (NaN, Infinity), ensuring the output is always valid JSON.Flexible API: The save function includes options for gzip compression, preventing file overwrites, and returning file metadata (including a SHA256 hash) for data integrity verification.qkd/utils/: This sub-package contains small, reusable helper functions.math.py: This module provides a robust and flexible statistical utility library.Structured Return Types: It uses self-documenting dataclasses like ConfidenceInterval to return results, preventing ambiguity and common errors.Flexible API: The core statistical functions (hoeffding_bounds, clopper_pearson_bounds) support both one-sided and two-sided interval calculations, making them more versatile for different security proof requirements.Robust Validation: It performs comprehensive validation on all statistical inputs (e.g., number of successes k, number of trials n) to ensure correctness and provides clear error messages.validation.py: This module provides a robust, production-grade boolean parsing utility. The parse_bool function safely handles a wide variety of input types (including bool, int, float, str, bytes, and NumPy types) with strict rules to prevent ambiguity (e.g., only accepting floats that are </text:span><text:soft-page-break/><text:span text:style-name="T1">exactly 0.0 or 1.0). It provides clear, user-friendly error messages for invalid inputs.This modular structure ensures that adding a new protocol, detector model, or security proof only requires adding a new file that conforms to the established abstract interface, with minimal changes to the rest of the framework.n creation. This prevents the creation of objects representing impossible states (e.g., more errors than sifted bits) and catches configuration errors early.</text:span></text:p>
            </text:list-item>
            <text:list-item>
              <text:p text:style-name="P115"><text:span text:style-name="Strong_20_Emphasis"><text:span text:style-name="T1">Standardized Serialization:</text:span></text:span><text:span text:style-name="T1"> All data structures provide a consistent </text:span><text:span text:style-name="Source_20_Text"><text:span text:style-name="T3">to_dict()</text:span></text:span><text:span text:style-name="T1"> and </text:span><text:span text:style-name="Source_20_Text"><text:span text:style-name="T3">from_dict()</text:span></text:span><text:span text:style-name="T1"> API, creating a formal contract for serialization that simplifies I/O and parameter passing.</text:span></text:p>
            </text:list-item>
            <text:list-item>
              <text:p text:style-name="P115"><text:span text:style-name="Strong_20_Emphasis"><text:span text:style-name="T1">Immutability:</text:span></text:span><text:span text:style-name="T1"> Configuration-like objects are immutable (</text:span><text:span text:style-name="Source_20_Text"><text:span text:style-name="T3">frozen=True</text:span></text:span><text:span text:style-name="T1">) to prevent accidental modification, enhancing the reliability of the simulation.</text:span></text:p>
            </text:list-item>
          </text:list>
        </text:list-item>
        <text:list-item>
          <text:p text:style-name="P115"><text:span text:style-name="Strong_20_Emphasis"><text:span text:style-name="Source_20_Text"><text:span text:style-name="T3">qkd/exceptions.py</text:span></text:span></text:span><text:span text:style-name="T1">: This module provides a </text:span><text:span text:style-name="Strong_20_Emphasis"><text:span text:style-name="T1">production-grade, structured error handling system</text:span></text:span><text:span text:style-name="T1">.</text:span></text:p>
          <text:list>
            <text:list-item>
              <text:p text:style-name="P115"><text:span text:style-name="Strong_20_Emphasis"><text:span text:style-name="T1">Exception Hierarchy:</text:span></text:span><text:span text:style-name="T1"> All custom errors inherit from a single </text:span><text:span text:style-name="Source_20_Text"><text:span text:style-name="T3">QKDException</text:span></text:span><text:span text:style-name="T1"> base class, allowing for clean, high-level error handling.</text:span></text:p>
            </text:list-item>
            <text:list-item>
              <text:p text:style-name="P115"><text:span text:style-name="Strong_20_Emphasis"><text:span text:style-name="T1">Machine-Readable Codes:</text:span></text:span><text:span text:style-name="T1"> It defines a stable </text:span><text:span text:style-name="Source_20_Text"><text:span text:style-name="T3">ErrorCode</text:span></text:span><text:span text:style-name="T1"> enum, enabling automated systems to reliably identify and respond to specific failure modes.</text:span></text:p>
            </text:list-item>
            <text:list-item>
              <text:p text:style-name="P115"><text:span text:style-name="Strong_20_Emphasis"><text:span text:style-name="T1">Context-Rich and Serializable:</text:span></text:span><text:span text:style-name="T1"> Exceptions are designed as data carriers. They can hold rich diagnostic context and provide a </text:span><text:span text:style-name="Source_20_Text"><text:span text:style-name="T3">.to_dict()</text:span></text:span><text:span text:style-name="T1"> method for serialization into JSON, which is ideal for structured logging, telemetry, and creating reproducible bug reports.</text:span></text:p>
            </text:list-item>
            <text:list-item>
              <text:p text:style-name="P115"><text:span text:style-name="Strong_20_Emphasis"><text:span text:style-name="T1">Picklable:</text:span></text:span><text:span text:style-name="T1"> The exceptions are guaranteed to be picklable, allowing them to be safely transmitted from worker processes back to the main process in a multiprocessing environment.</text:span></text:p>
            </text:list-item>
          </text:list>
        </text:list-item>
        <text:list-item>
          <text:p text:style-name="P115"><text:span text:style-name="Strong_20_Emphasis"><text:span text:style-name="Source_20_Text"><text:span text:style-name="T3">qkd/constants.py</text:span></text:span></text:span><text:span text:style-name="T1">: This module serves as the central authority for numerical safety and reproducibility. It provides:</text:span></text:p>
          <text:list>
            <text:list-item>
              <text:p text:style-name="P115"><text:span text:style-name="Strong_20_Emphasis"><text:span text:style-name="T1">Validated Constants:</text:span></text:span><text:span text:style-name="T1"> A set of well-documented physical and numerical constants (e.g., </text:span><text:span text:style-name="Source_20_Text"><text:span text:style-name="T3">MAX_SEED_INT_PCG64</text:span></text:span><text:span text:style-name="T1">, numerical tolerances), with docstrings explaining the rationale behind their values.</text:span></text:p>
            </text:list-item>
            <text:list-item>
              <text:p text:style-name="P115"><text:span text:style-name="Strong_20_Emphasis"><text:span text:style-name="T1">Utility Functions:</text:span></text:span><text:span text:style-name="T1"> A collection of helper functions (</text:span><text:span text:style-name="Source_20_Text"><text:span text:style-name="T3">is_close</text:span></text:span><text:span text:style-name="T1">, </text:span><text:span text:style-name="Source_20_Text"><text:span text:style-name="T3">clamp_probability</text:span></text:span><text:span text:style-name="T1">, etc.) that ensure these constants are applied correctly and consistently throughout the framework for tasks like safe floating-point comparisons and entropy calculations.</text:span></text:p>
            </text:list-item>
            <text:list-item>
              <text:p text:style-name="P115"><text:span text:style-name="Strong_20_Emphasis"><text:span text:style-name="T1">Reproducibility:</text:span></text:span><text:span text:style-name="T1"> An </text:span><text:span text:style-name="Source_20_Text"><text:span text:style-name="T3">as_dict()</text:span></text:span><text:span text:style-name="T1"> function allows the exact set of constants used in a simulation to be exported, which is critical for logging and metadata.</text:span></text:p>
            </text:list-item>
          </text:list>
        </text:list-item>
        <text:list-item>
          <text:p text:style-name="P115"><text:span text:style-name="Strong_20_Emphasis"><text:span text:style-name="Source_20_Text"><text:span text:style-name="T3">qkd/io.py</text:span></text:span></text:span><text:span text:style-name="T1">: This module provides a </text:span><text:span text:style-name="Strong_20_Emphasis"><text:span text:style-name="T1">production-grade, robust data persistence layer</text:span></text:span><text:span text:style-name="T1">.</text:span></text:p>
          <text:list>
            <text:list-item>
              <text:p text:style-name="P115"><text:span text:style-name="Strong_20_Emphasis"><text:span text:style-name="T1">Atomic and Durable Writes:</text:span></text:span><text:span text:style-name="T1"> It handles the serialization of the final </text:span><text:span text:style-name="Source_20_Text"><text:span text:style-name="T3">SimulationResults</text:span></text:span><text:span text:style-name="T1"> object to a JSON file using a secure, atomic process. It writes to a temporary file first and then uses </text:span><text:span text:style-name="Source_20_Text"><text:span text:style-name="T3">os.replace</text:span></text:span><text:span text:style-name="T1"> for the final move. For maximum data </text:span><text:soft-page-break/><text:span text:style-name="T1">durability on POSIX systems, it uses </text:span><text:span text:style-name="Source_20_Text"><text:span text:style-name="T3">os.fsync</text:span></text:span><text:span text:style-name="T1"> to ensure data is flushed to the physical disk.</text:span></text:p>
            </text:list-item>
            <text:list-item>
              <text:p text:style-name="P115"><text:span text:style-name="Strong_20_Emphasis"><text:span text:style-name="T1">Intelligent Serialization:</text:span></text:span><text:span text:style-name="T1"> It employs a sophisticated serialization helper (</text:span><text:span text:style-name="Source_20_Text"><text:span text:style-name="T3">_safe_serialize</text:span></text:span><text:span text:style-name="T1">) that correctly handles non-standard JSON types common in scientific computing, such as NumPy scalars/arrays and non-finite floats (</text:span><text:span text:style-name="Source_20_Text"><text:span text:style-name="T3">NaN</text:span></text:span><text:span text:style-name="T1">, </text:span><text:span text:style-name="Source_20_Text"><text:span text:style-name="T3">Infinity</text:span></text:span><text:span text:style-name="T1">), ensuring the output is always valid JSON.</text:span></text:p>
            </text:list-item>
            <text:list-item>
              <text:p text:style-name="P115"><text:span text:style-name="Strong_20_Emphasis"><text:span text:style-name="T1">Flexible API:</text:span></text:span><text:span text:style-name="T1"> The save function includes options for gzip compression, preventing file overwrites, and returning file metadata (including a SHA256 hash) for data integrity verification.</text:span></text:p>
            </text:list-item>
          </text:list>
        </text:list-item>
        <text:list-item>
          <text:p text:style-name="P115"><text:span text:style-name="Strong_20_Emphasis"><text:span text:style-name="Source_20_Text"><text:span text:style-name="T3">qkd/utils/</text:span></text:span></text:span><text:span text:style-name="T1">: This sub-package contains small, reusable helper functions.</text:span></text:p>
          <text:list>
            <text:list-item>
              <text:p text:style-name="P115"><text:span text:style-name="Strong_20_Emphasis"><text:span text:style-name="Source_20_Text"><text:span text:style-name="T3">math.py</text:span></text:span></text:span><text:span text:style-name="T1">: This module provides a </text:span><text:span text:style-name="Strong_20_Emphasis"><text:span text:style-name="T1">robust and flexible statistical utility library</text:span></text:span><text:span text:style-name="T1">.</text:span></text:p>
              <text:list>
                <text:list-item>
                  <text:p text:style-name="P115"><text:span text:style-name="Strong_20_Emphasis"><text:span text:style-name="T1">Structured Return Types:</text:span></text:span><text:span text:style-name="T1"> It uses self-documenting dataclasses like </text:span><text:span text:style-name="Source_20_Text"><text:span text:style-name="T3">ConfidenceInterval</text:span></text:span><text:span text:style-name="T1"> to return results, preventing ambiguity and common errors.</text:span></text:p>
                </text:list-item>
                <text:list-item>
                  <text:p text:style-name="P115"><text:span text:style-name="Strong_20_Emphasis"><text:span text:style-name="T1">Flexible API:</text:span></text:span><text:span text:style-name="T1"> The core statistical functions (</text:span><text:span text:style-name="Source_20_Text"><text:span text:style-name="T3">hoeffding_bounds</text:span></text:span><text:span text:style-name="T1">, </text:span><text:span text:style-name="Source_20_Text"><text:span text:style-name="T3">clopper_pearson_bounds</text:span></text:span><text:span text:style-name="T1">) support both one-sided and two-sided interval calculations, making them more versatile for different security proof requirements.</text:span></text:p>
                </text:list-item>
                <text:list-item>
                  <text:p text:style-name="P115"><text:span text:style-name="Strong_20_Emphasis"><text:span text:style-name="T1">Robust Validation:</text:span></text:span><text:span text:style-name="T1"> It performs comprehensive validation on all statistical inputs (e.g., number of successes </text:span><text:span text:style-name="Source_20_Text"><text:span text:style-name="T3">k</text:span></text:span><text:span text:style-name="T1">, number of trials </text:span><text:span text:style-name="Source_20_Text"><text:span text:style-name="T3">n</text:span></text:span><text:span text:style-name="T1">) to ensure correctness and provides clear error messages.</text:span></text:p>
                </text:list-item>
              </text:list>
            </text:list-item>
            <text:list-item>
              <text:p text:style-name="P115"><text:span text:style-name="Strong_20_Emphasis"><text:span text:style-name="Source_20_Text"><text:span text:style-name="T3">validation.py</text:span></text:span></text:span><text:span text:style-name="T1">: This module provides a </text:span><text:span text:style-name="Strong_20_Emphasis"><text:span text:style-name="T1">robust, production-grade boolean parsing utility</text:span></text:span><text:span text:style-name="T1">. The </text:span><text:span text:style-name="Source_20_Text"><text:span text:style-name="T3">parse_bool</text:span></text:span><text:span text:style-name="T1"> function safely handles a wide variety of input types (including </text:span><text:span text:style-name="Source_20_Text"><text:span text:style-name="T3">bool</text:span></text:span><text:span text:style-name="T1">, </text:span><text:span text:style-name="Source_20_Text"><text:span text:style-name="T3">int</text:span></text:span><text:span text:style-name="T1">, </text:span><text:span text:style-name="Source_20_Text"><text:span text:style-name="T3">float</text:span></text:span><text:span text:style-name="T1">, </text:span><text:span text:style-name="Source_20_Text"><text:span text:style-name="T3">str</text:span></text:span><text:span text:style-name="T1">, </text:span><text:span text:style-name="Source_20_Text"><text:span text:style-name="T3">bytes</text:span></text:span><text:span text:style-name="T1">, and NumPy types) with strict rules to prevent ambiguity (e.g., only accepting floats that are exactly 0.0 or 1.0). It provides clear, user-friendly error messages for invalid inputs.</text:span></text:p>
            </text:list-item>
          </text:list>
        </text:list-item>
      </text:list>
      <text:p text:style-name="P16">This modular structure ensures that adding a new protocol, detector model, or security proof only requires adding a new file that conforms to the established abstract interface, with minimal changes to the rest of the framewor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5T00:57:17.268363386</meta:creation-date>
    <dc:date>2025-08-25T00:58:14.014625079</dc:date>
    <meta:editing-duration>PT57S</meta:editing-duration>
    <meta:editing-cycles>1</meta:editing-cycles>
    <meta:document-statistic meta:table-count="0" meta:image-count="0" meta:object-count="0" meta:page-count="22" meta:paragraph-count="138" meta:word-count="8337" meta:character-count="61756" meta:non-whitespace-character-count="53680"/>
    <meta:generator>LibreOffice/24.2.7.2$Linux_X86_64 LibreOffice_project/420$Build-2</meta:generator>
  </office:meta>
</office:document-meta>
</file>